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family-generic="swiss" style:name="Ubuntu" svg:font-family="Ubuntu"/>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paragraph-properties fo:text-align="end" style:justify-single-word="false"/>
      <style:text-properties style:use-window-font-color="true"/>
    </style:style>
    <style:style style:family="paragraph" style:name="P4" style:parent-style-name="UrbanBody">
      <style:text-properties fo:font-size="12pt" style:font-name="Times New Roman" style:font-size-asian="12pt" style:font-size-complex="12pt" style:use-window-font-color="true"/>
    </style:style>
    <style:style style:family="paragraph" style:name="P5"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6" style:parent-style-name="UrbanBody">
      <style:text-properties fo:country="none" fo:font-size="12pt" fo:font-style="normal" fo:font-weight="normal" fo:language="zxx" style:font-name="Times New Roman" style:font-size-asian="12pt" style:font-size-complex="12pt" style:font-style-asian="normal" style:font-weight-asian="normal" style:use-window-font-color="true"/>
    </style:style>
    <style:style style:family="paragraph" style:name="P7" style:parent-style-name="UrbanBody">
      <style:text-properties fo:font-size="12pt" fo:font-style="normal" fo:font-weight="normal" style:font-name="Times New Roman" style:font-size-asian="12pt" style:font-size-complex="12pt" style:font-style-asian="normal" style:font-weight-asian="normal" style:use-window-font-color="true"/>
    </style:style>
    <style:style style:family="paragraph" style:name="P8" style:parent-style-name="UrbanBody">
      <style:text-properties fo:font-size="12pt" fo:font-style="normal" style:font-name="Times New Roman" style:font-size-asian="12pt" style:font-size-complex="12pt" style:font-style-asian="normal" style:use-window-font-color="true"/>
    </style:style>
    <style:style style:family="paragraph" style:name="P9" style:parent-style-name="UrbanBody">
      <style:text-properties fo:font-size="12pt" fo:font-style="normal" style:font-name="Times New Roman" style:font-size-asian="12pt" style:font-size-complex="12pt" style:font-style-asian="normal" style:text-underline-color="font-color" style:text-underline-style="solid" style:text-underline-width="auto" style:use-window-font-color="true"/>
    </style:style>
    <style:style style:family="paragraph" style:name="P10" style:parent-style-name="UrbanBody">
      <style:text-properties fo:font-size="12pt" fo:font-style="normal" style:font-name="Times New Roman" style:font-size-asian="12pt" style:font-size-complex="12pt" style:font-style-asian="normal" style:text-underline-style="none" style:use-window-font-color="true"/>
    </style:style>
    <style:style style:family="paragraph" style:name="P11" style:parent-style-name="UrbanBody">
      <style:text-properties fo:font-size="12pt" fo:font-style="normal" fo:font-weight="normal" style:font-name="Times New Roman" style:font-size-asian="12pt" style:font-size-complex="12pt" style:font-style-asian="normal" style:font-style-complex="normal" style:font-weight-asian="normal" style:font-weight-complex="normal" style:text-underline-style="none" style:use-window-font-color="true"/>
    </style:style>
    <style:style style:family="paragraph" style:name="P12" style:parent-style-name="UrbanBody">
      <style:text-properties fo:font-size="12pt" style:font-name="Times New Roman" style:font-size-asian="12pt" style:font-size-complex="12pt" style:text-underline-style="none" style:use-window-font-color="true"/>
    </style:style>
    <style:style style:family="paragraph" style:name="P13" style:parent-style-name="UrbanBody">
      <style:text-properties fo:country="BE" fo:font-size="12pt" fo:font-style="normal" fo:font-weight="normal" fo:language="fr" style:font-name="Times New Roman" style:font-size-asian="12pt" style:font-size-complex="12pt" style:font-style-asian="normal" style:font-weight-asian="normal" style:text-underline-style="none" style:use-window-font-color="true"/>
    </style:style>
    <style:style style:family="paragraph" style:name="P14" style:parent-style-name="UrbanBody">
      <style:text-properties fo:country="BE" fo:font-size="12pt" fo:font-style="normal" fo:font-weight="normal" fo:language="fr" style:font-name="Times New Roman" style:font-size-asian="10.5pt" style:font-size-complex="12pt" style:font-style-asian="normal" style:font-weight-asian="normal" style:text-underline-style="none" style:use-window-font-color="true"/>
    </style:style>
    <style:style style:family="paragraph" style:name="P15" style:parent-style-name="UrbanBody">
      <style:text-properties fo:country="BE" fo:font-size="12pt" fo:font-style="normal" fo:font-weight="bold" fo:language="fr" style:font-name="Times New Roman" style:font-size-asian="12pt" style:font-size-complex="12pt" style:font-style-asian="normal" style:font-weight-asian="bold" style:font-weight-complex="bold" style:text-underline-style="none" style:use-window-font-color="true"/>
    </style:style>
    <style:style style:family="paragraph" style:name="P16" style:parent-style-name="UrbanBody">
      <style:text-properties fo:country="BE" fo:font-size="12pt" fo:font-style="normal" fo:font-weight="normal" fo:language="fr" style:font-name="Times New Roman" style:font-size-asian="12pt" style:font-size-complex="12pt" style:font-style-asian="normal" style:font-weight-asian="normal" style:text-underline-color="font-color" style:text-underline-style="solid" style:text-underline-width="auto" style:use-window-font-color="true"/>
    </style:style>
    <style:style style:family="paragraph" style:name="P17" style:parent-style-name="UrbanBody">
      <style:text-properties fo:country="BE" fo:font-size="12pt" fo:font-style="normal" fo:font-weight="normal" fo:language="fr" style:font-name="Times New Roman" style:font-size-asian="10.5pt" style:font-size-complex="12pt" style:font-style-asian="normal" style:font-weight-asian="normal" style:text-underline-color="font-color" style:text-underline-style="solid" style:text-underline-width="auto" style:use-window-font-color="true"/>
    </style:style>
    <style:style style:family="paragraph" style:name="P18" style:parent-style-name="UrbanBody">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19" style:parent-style-name="UrbanBody">
      <style:text-properties fo:font-size="12pt" fo:font-style="italic" fo:font-weight="normal"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20" style:parent-style-name="UrbanBody">
      <style:text-properties fo:country="BE" fo:font-size="11pt" fo:font-style="normal" fo:font-weight="normal" fo:language="fr" style:font-name="Times New Roman" style:font-size-asian="11pt" style:font-size-complex="11pt" style:font-style-asian="normal" style:font-weight-asian="normal" style:text-underline-style="none" style:use-window-font-color="true"/>
    </style:style>
    <style:style style:family="paragraph" style:name="P21" style:parent-style-name="UrbanBody">
      <style:text-properties fo:font-size="12pt" fo:font-style="normal" style:font-name="Times New Roman2" style:font-size-asian="12pt" style:font-size-complex="12pt" style:font-style-asian="normal" style:use-window-font-color="true"/>
    </style:style>
    <style:style style:family="paragraph" style:name="P22" style:parent-style-name="UrbanBody">
      <style:text-properties fo:font-style="italic" style:font-style-asian="italic" style:font-style-complex="italic" style:use-window-font-color="true"/>
    </style:style>
    <style:style style:family="paragraph" style:name="P23" style:parent-style-name="UrbanBody">
      <style:text-properties fo:font-style="italic" fo:font-weight="normal" style:font-style-asian="italic" style:font-style-complex="italic" style:font-weight-asian="normal" style:use-window-font-color="true"/>
    </style:style>
    <style:style style:family="paragraph" style:name="P24" style:parent-style-name="UrbanBody">
      <style:text-properties fo:font-style="normal" fo:font-weight="normal" style:font-style-asian="normal" style:font-weight-asian="normal" style:use-window-font-color="true"/>
    </style:style>
    <style:style style:family="paragraph" style:name="P25" style:parent-style-name="UrbanBody">
      <style:text-properties fo:font-style="normal" style:font-style-asian="normal" style:font-style-complex="normal" style:use-window-font-color="true"/>
    </style:style>
    <style:style style:family="paragraph" style:name="P26" style:parent-style-name="UrbanBody">
      <style:paragraph-properties fo:break-before="page"/>
      <style:text-properties fo:country="BE" fo:font-size="12pt" fo:font-style="normal" fo:font-weight="normal" fo:language="fr" style:font-name="Times New Roman" style:font-size-asian="12pt" style:font-size-complex="12pt" style:font-style-asian="normal" style:font-weight-asian="normal" style:use-window-font-color="true"/>
    </style:style>
    <style:style style:family="paragraph" style:name="P27" style:parent-style-name="UrbanTitle2">
      <style:text-properties style:text-underline-style="none"/>
    </style:style>
    <style:style style:family="paragraph" style:name="P28" style:parent-style-name="UrbanTitle2">
      <style:text-properties fo:font-weight="bold" style:font-weight-asian="bold" style:font-weight-complex="bold"/>
    </style:style>
    <style:style style:family="paragraph" style:name="P29" style:parent-style-name="UrbanTitle2">
      <style:text-properties fo:font-style="italic" fo:font-weight="normal" style:font-style-asian="italic" style:font-style-complex="italic" style:font-weight-asian="normal" style:font-weight-complex="normal" style:text-underline-style="none"/>
    </style:style>
    <style:style style:family="paragraph" style:name="P30" style:parent-style-name="UrbanBody">
      <style:paragraph-properties fo:margin-left="0cm" fo:margin-right="0cm" fo:text-indent="0cm" style:auto-text-indent="false"/>
      <style:text-properties fo:font-size="12pt" fo:font-style="normal" style:font-name="Times New Roman" style:font-size-asian="12pt" style:font-size-complex="12pt" style:font-style-asian="normal" style:use-window-font-color="true"/>
    </style:style>
    <style:style style:family="paragraph" style:list-style-name="L1" style:name="P31" style:parent-style-name="UrbanBody"/>
    <style:style style:family="paragraph" style:list-style-name="L2" style:name="P32" style:parent-style-name="UrbanBody"/>
    <style:style style:family="paragraph" style:list-style-name="L3" style:name="P33" style:parent-style-name="UrbanBody"/>
    <style:style style:family="paragraph" style:list-style-name="L4" style:name="P34" style:parent-style-name="UrbanBody"/>
    <style:style style:family="paragraph" style:list-style-name="L5" style:name="P35" style:parent-style-name="UrbanBody"/>
    <style:style style:family="paragraph" style:list-style-name="L6" style:name="P36" style:parent-style-name="UrbanBody"/>
    <style:style style:family="paragraph" style:list-style-name="L7" style:name="P37" style:parent-style-name="UrbanBody"/>
    <style:style style:family="paragraph" style:name="P3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39">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style:font-style-complex="normal" style:text-underline-style="none"/>
    </style:style>
    <style:style style:family="text" style:name="T4">
      <style:text-properties fo:font-style="normal" style:font-style-asian="normal"/>
    </style:style>
    <style:style style:family="text" style:name="T5">
      <style:text-properties fo:font-style="normal" fo:font-weight="normal"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weight="bold" style:font-weight-asian="bold" style:font-weight-complex="bold"/>
    </style:style>
    <style:style style:family="text" style:name="T8">
      <style:text-properties fo:country="BE" fo:font-size="12pt" fo:font-style="normal" fo:font-weight="normal" fo:language="fr" fo:letter-spacing="-0.002cm" style:font-name="Times New Roman" style:font-size-asian="12pt" style:font-size-complex="12pt" style:font-style-asian="normal" style:font-style-complex="normal" style:font-weight-asian="normal" style:font-weight-complex="normal" style:text-underline-style="none" style:use-window-font-color="true"/>
    </style:style>
    <style:style style:family="text" style:name="T9">
      <style:text-properties fo:country="BE" fo:font-size="12pt" fo:font-style="italic" fo:font-weight="normal" fo:language="fr" fo:letter-spacing="-0.002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0">
      <style:text-properties fo:country="BE" fo:font-size="12pt" fo:font-style="italic" fo:font-weight="normal" fo:language="fr" fo:letter-spacing="0.004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1">
      <style:text-properties fo:country="BE" fo:font-size="12pt" fo:font-style="normal" fo:language="fr" style:font-name="Times New Roman" style:font-size-asian="12pt" style:font-size-complex="12pt" style:font-style-asian="normal" style:font-style-complex="normal" style:text-underline-color="font-color" style:text-underline-style="solid" style:text-underline-width="auto" style:use-window-font-color="true"/>
    </style:style>
    <style:style style:family="text" style:name="T12">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3">
      <style:text-properties fo:font-size="12pt" style:font-name="Times New Roman" style:font-size-asian="12pt" style:font-size-complex="12pt" style:use-window-font-color="true"/>
    </style:style>
    <style:style style:family="text" style:name="T14">
      <style:text-properties fo:font-size="12pt" fo:font-weight="normal" style:font-name="Times New Roman" style:font-size-asian="12pt" style:font-size-complex="12pt" style:font-weight-asian="normal" style:font-weight-complex="normal" style:use-window-font-color="true"/>
    </style:style>
    <style:style style:family="text" style:name="T15">
      <style:text-properties fo:font-size="12pt" fo:font-style="normal" style:font-name="Times New Roman" style:font-size-asian="12pt" style:font-size-complex="12pt" style:font-style-asian="normal" style:use-window-font-color="true"/>
    </style:style>
    <style:style style:family="text" style:name="T16">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position="super 58%" style:text-underline-style="none" style:use-window-font-color="true"/>
    </style:style>
    <style:style style:family="text" style:name="T17">
      <style:text-properties fo:font-size="12pt" fo:font-style="normal" style:font-name="Times New Roman2" style:font-size-asian="12pt" style:font-size-complex="12pt" style:font-style-asian="normal" style:use-window-font-color="true"/>
    </style:style>
    <style:style style:family="text" style:name="T18">
      <style:text-properties fo:font-style="normal" fo:font-weight="normal" style:font-style-asian="normal" style:font-weight-asian="normal" style:text-position="super 58%" style:text-underline-color="font-color" style:text-underline-style="solid" style:text-underline-width="auto"/>
    </style:style>
    <style:style style:family="text" style:name="T19">
      <style:text-properties fo:country="BE" fo:language="fr" fo:letter-spacing="0.004cm" style:text-position="super 58%"/>
    </style:style>
    <style:style style:family="text" style:name="T20">
      <style:text-properties fo:country="none" fo:language="zxx"/>
    </style:style>
    <style:style style:family="text" style:name="T21">
      <style:text-properties fo:country="none" fo:font-style="normal" fo:font-weight="normal" fo:language="zxx" style:font-style-asian="normal" style:font-weight-asian="normal"/>
    </style:style>
    <style:style style:family="text" style:name="T22">
      <style:text-properties fo:font-weight="normal" style:font-weight-asian="normal" style:font-weight-complex="normal"/>
    </style:style>
    <style:style style:family="text" style:name="T23">
      <style:text-properties fo:country="BE" fo:language="fr"/>
    </style:style>
    <style:style style:family="text" style:name="T24">
      <style:text-properties fo:country="BE" fo:font-style="normal" fo:font-weight="normal" fo:language="fr" style:font-style-asian="normal" style:font-weight-asian="normal"/>
    </style:style>
    <style:style style:family="text" style:name="T25">
      <style:text-properties fo:country="BE" fo:language="fr" fo:letter-spacing="0.004cm"/>
    </style:style>
    <style:style style:family="text" style:name="T26">
      <style:text-properties fo:font-size="11pt" style:font-size-asian="11pt" style:font-size-complex="11pt"/>
    </style:style>
    <style:style style:family="text" style:name="T27">
      <style:text-properties fo:font-size="11pt" fo:font-weight="normal" style:font-size-asian="11pt" style:font-size-complex="11pt" style:font-weight-asian="normal" style:font-weight-complex="normal"/>
    </style:style>
    <style:style style:family="text" style:name="T28">
      <style:text-properties style:font-name="Times New Roman2"/>
    </style:style>
    <style:style style:family="text" style:name="T29">
      <style:text-properties fo:font-style="normal" fo:font-weight="normal" style:font-name="Times New Roman2" style:font-style-asian="normal" style:font-weight-asian="normal"/>
    </style:style>
    <style:style style:family="text" style:name="T30">
      <style:text-properties fo:country="BE" fo:font-size="12pt" fo:font-style="italic" fo:language="fr" style:font-size-asian="12pt" style:font-style-asian="italic" style:font-style-complex="italic" style:text-underline-style="none"/>
    </style:style>
    <style:style style:family="text" style:name="T31">
      <style:text-properties officeooo:rsid="000924da"/>
    </style:style>
    <style:style style:family="text" style:name="T32">
      <style:text-properties fo:background-color="#ffff00" loext:char-shading-value="0"/>
    </style:style>
    <style:style style:family="text" style:name="T33">
      <style:text-properties fo:background-color="#ffff00" loext:char-shading-value="0"/>
    </style:style>
    <style:style style:family="text" style:name="T3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6">
      <style:text-properties fo:country="BE" fo:font-size="10pt" fo:font-style="normal" fo:font-weight="normal" fo:language="fr"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7">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8">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39">
      <style:text-properties fo:country="none" fo:font-size="10pt" fo:font-style="normal" fo:font-weight="normal" fo:language="zxx"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40">
      <style:text-properties fo:country="BE" fo:font-size="10pt" fo:font-style="normal" fo:font-weight="normal" fo:language="fr" fo:letter-spacing="normal" fo:text-shadow="none" style:country-asian="CN" style:country-complex="IN" style:font-name="Ubuntu"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section" style:name="Sect1">
      <style:section-properties style:editable="false">
        <style:columns fo:column-count="1" fo:column-gap="0cm"/>
      </style:section-properties>
    </style:style>
    <text:list-style style:name="L1">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4">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5">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6">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7">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Frame1" draw:style-name="fr1" draw:z-index="0" svg:height="5.23cm" svg:width="7.13cm" svg:x="-0.011cm" svg:y="-0.011cm" text:anchor-type="paragraph"><draw:text-box><text:p text:style-name="Standard"><office:annotation><dc:creator>sde </dc:creator><dc:date>2011-07-26T10:00:42</dc:date><text:p text:style-name="P39"><text:span text:style-name="T36">do text</text:span></text:p><text:p text:style-name="P39"><text:span text:style-name="T36">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name="Cadre1" draw:style-name="fr1" draw:z-index="1" svg:height="3.256cm" svg:width="8.511cm" svg:x="7.796cm" svg:y="0.051cm" text:anchor-type="paragraph"><draw:text-box><text:p text:style-name="Standard"><text:span text:style-name="T2"><office:annotation><dc:creator>sde </dc:creator><dc:date>2011-07-27T10:01:44</dc:date><text:p text:style-name="P38"><text:span text:style-name="T34">do text if not len(self.getApplicants()) &gt; 1</text:span></text:p><text:p text:style-name="P38"><text:span text:style-name="T35">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4">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4"/>
      <text:p text:style-name="P2"/>
      <text:p text:style-name="P2"><text:span text:style-name="T7">Objet :</text:span> <text:text-input text:description="Objet des travaux">self.getLicenceSubject()</text:text-input></text:p>
      <text:p text:style-name="P2"><text:span text:style-name="T7">Situation : </text:span><text:text-input text:description="Situation des travaux">self.getWorkLocationSignaletic()</text:text-input></text:p>
      <text:p text:style-name="P2"><text:span text:style-name="T7">Référence cadastrale :</text:span> <text:text-input text:description="Bien-Parcelles">licence_view.get_parcels()</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5">do text if not len(self.getApplicants()) &gt; 1</text:span></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text:span text:style-name="T31">récépissé</text:span> en date du <text:span text:style-name="T21"><text:text-input text:description="Date du récépissé">tool.formatDate(self.getLastDeposit().getEventDate())</text:text-input></text:span><text:span text:style-name="T21"><text:s/></text:span><text:span text:style-name="T5">;</text:span></text:p>
      <text:p text:style-name="P7"><text:span text:style-name="T20"><office:annotation><dc:creator>sde </dc:creator><dc:date>2011-08-30T09:24:33</dc:date><text:p text:style-name="P38"><text:span text:style-name="T36">do text if len(self.getAllMissingPartDeposits()) == 1</text:span></text:p></office:annotation></text:span><text:span text:style-name="T20">Considérant que cette demande était incomplète, que celle-ci a été complétée en date du </text:span><text:span text:style-name="T20"><text:text-input text:description="Date du récépissé">tool.formatDate(self.getAllMissingPartDeposits()[0].getEventDate())</text:text-input></text:span><text:span text:style-name="T20"><text:s/>;</text:span></text:p>
      <text:section text:name="Section4" text:style-name="Sect1">
        <text:p text:style-name="P4"><text:span text:style-name="T5"><office:annotation><dc:creator>sde </dc:creator><dc:date>2011-08-30T09:24:33</dc:date><text:p text:style-name="P38"><text:span text:style-name="T36">do section- for ack in self.getAllMissingPartDeposits()[:-1]</text:span></text:p></office:annotation></text:span><text:span text:style-name="T5">en date du </text:span><text:span text:style-name="T21"><text:text-input text:description="Date du récépissé">tool.formatDate(deposit.getEventDate())</text:text-input></text:span><text:span text:style-name="T21">,</text:span></text:p>
      </text:section>
      <text:p text:style-name="P4"><text:span text:style-name="T21"><office:annotation><dc:creator>sde </dc:creator><dc:date>2011-08-30T09:48:32</dc:date><text:p text:style-name="P38"><text:span text:style-name="T39">do text if len(self.getAllMissingPartDeposits()) &gt; 1</text:span></text:p></office:annotation></text:span><text:span text:style-name="T21">et en date du </text:span><text:span text:style-name="T21"><text:text-input text:description="Date du récépissé">tool.formatDate(self.getAllMissingPartDeposits()[-1].getEventDate())</text:text-input></text:span><text:span text:style-name="T21">.</text:span></text:p>
      <text:p text:style-name="P4"><text:span text:style-name="T5">Considérant que le dossier a été déclaré complet le </text:span><text:span text:style-name="T21"><text:text-input text:description="Date du récépissé">tool.formatDate(self.getLastAcknowledgment().getEventDate())</text:text-input></text:span><text:span text:style-name="T21"><text:s/>par accusé de réception transmis le </text:span><text:span text:style-name="T21"><text:text-input text:description="Date du récépissé">tool.formatDate(self.getLastAcknowledgment().getTransmitDate())</text:text-input></text:span><text:span text:style-name="T21"><text:s/></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1"><text:text-input text:description="Date du récépissé">self.getValueForTemplate('folderZone')</text:text-input></text:span><text:s/>de s<text:span text:style-name="T33">ecteur de MONS-BORINAGE adopté par arrêté de l'Éxécutif Régional Wallon du 9 novembre 1983 (M.B. Du 15 Novembre 1984), </text:span>qui n'a pas cessé de produire ses effets pour le bien précité.<text:line-break/></text:p>
      <text:p text:style-name="P4"><text:span text:style-name="T26"><office:annotation><dc:creator>sde </dc:creator><dc:date>2011-08-05T08:21:16</dc:date><text:p text:style-name="P38"><text:span text:style-name="T37">do text if self.getIsInPCA()</text:span></text:p></office:annotation></text:span>Considérant que le bien est situé en zone d'habitat dans le périmètre du plan communal d'aménagement <text:span text:style-name="T22"><text:text-input text:description="Objet des travaux">self.getPca(theObject=True).getNumber()</text:text-input></text:span><text:span text:style-name="T22"><text:s/>approuvé par Arrêté </text:span><text:span text:style-name="T22"><text:text-input text:description="Objet des travaux">self.getPca(theObject=True).getDecreeType()</text:text-input></text:span><text:span text:style-name="T22"><text:s/>du </text:span><text:span text:style-name="T22"><text:text-input text:description="Objet des travaux">tool.formatDate(self.getPca(theObject=True).getDecreeDate(), translatemonth=True)</text:text-input></text:span><text:span text:style-name="T22"><text:s/>, qui n'a cessé de produire ses effets pour le bien précité ;<text:line-break/></text:span></text:p>
      <text:p text:style-name="P4"><text:span text:style-name="T26"><office:annotation><dc:creator>sde </dc:creator><dc:date>2011-08-05T08:21:16</dc:date><text:p text:style-name="P38"><text:span text:style-name="T37">do text if self.getIsInSubdivision()</text:span></text:p></office:annotation></text:span>Considérant que le bien est situé sur le lot n°</text:p>
      <text:p text:style-name="P4"><text:span text:style-name="T27"><office:annotation><dc:creator>sde </dc:creator><dc:date>2011-08-08T13:29:49</dc:date><text:p text:style-name="P38"><text:span text:style-name="T37">do text</text:span></text:p><text:p text:style-name="P38"><text:span text:style-name="T37">f</text:span><text:span text:style-name="T34">rom xhtml(self.getSubdivisionDetails())</text:span></text:p></office:annotation></text:span><text:s/></text:p>
      <text:p text:style-name="P4">dans le périmètre du lotissement <text:span text:style-name="T22"><text:text-input text:description="Objet des travaux">self.getParcellings().getLabel()</text:text-input></text:span><text:span text:style-name="T22"><text:s/></text:span>non périmé autorisé par [APP_LOT] <text:s/>le <text:span text:style-name="T22"><text:text-input text:description="Objet des travaux">tool.formatDate(self.getParcellings().getAuthorizationDate(), translatemonth=True)</text:text-input></text:span><text:span text:style-name="T22"><text:line-break/></text:span></text:p>
      <text:p text:style-name="P4"><office:annotation><dc:creator>sde </dc:creator><dc:date>2011-08-26T08:54:52</dc:date><text:p text:style-name="P38"><text:span text:style-name="T37">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6">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6">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4"><text:span text:style-name="T5"><office:annotation><dc:creator>sde </dc:creator><dc:date>2011-08-31T08:53:15</dc:date><text:p text:style-name="P38"><text:span text:style-name="T36">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9">§</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7">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7">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7">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6">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6">do text if len(self.getCatchmentArea()) &gt; 0 and 'outside' not in </text:span><text:span text:style-name="T37">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6">do text if 'nonepuration' in self.templateRoadEquipments(self.getRoadEquipments()) </text:span><text:span text:style-name="T37">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6">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6">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6">do text if not self.getImpactStudy()</text:span></text:p></office:annotation>Considérant que la demande de permis comprend une notice d'évaluation des incidences sur l'environnement ;</text:p>
      <text:section text:name="Section6" text:style-name="Sect1">
        <text:p text:style-name="P8"><office:annotation><dc:creator>sde </dc:creator><dc:date>2011-08-31T12:25:32</dc:date><text:p text:style-name="P38"><text:span text:style-name="T36">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text:style-name="L1" xml:id="list333711486">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text:style-name="L2" xml:id="list3672044099">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text:style-name="L3" xml:id="list3958325150">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6">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6">do text if self.getArchitects() is None</text:span></text:p></office:annotation>Attendu que les travaux ou actes faisant l'objet de la présente ne sont pas repris aux articles 262 à 264 du Code précité  ;</text:p>
      <text:p text:style-name="UrbanBody"><text:span text:style-name="T13"><office:annotation><dc:creator>sde </dc:creator><dc:date>2011-08-25T11:05:30</dc:date><text:p text:style-name="P38"><text:span text:style-name="T36">do text if self.getLastInquiry() is not None and </text:span><text:span text:style-name="T37">self.getLastInquiry()</text:span><text:span text:style-name="T36">.getLinkedInquiry() is not None</text:span></text:p></office:annotation></text:span><text:span text:style-name="T13"><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name="Section1" text:style-name="Sect1">
        <text:list text:style-name="L4" xml:id="list455765480">
          <text:list-item>
            <text:p text:style-name="P34"><text:span text:style-name="T13"><office:annotation><dc:creator>Stéphan Geulette</dc:creator><dc:date>2011-04-11T21:05:37</dc:date><text:p text:style-name="P38"><text:span text:style-name="T35">do section- for article in self.getInvestigationArticles()</text:span></text:p></office:annotation></text:span><text:span text:style-name="T14"><text:s/></text:span><text:span text:style-name="T14"><office:annotation><dc:creator>Stéphan Geulette</dc:creator><dc:date>2011-04-11T13:26:13</dc:date><text:p text:style-name="P38"><text:span text:style-name="T38">do text</text:span></text:p><text:p text:style-name="P38"><text:span text:style-name="T38">from xhtml(</text:span><text:span text:style-name="T35">self.portal_urban.decorateHTML('UrbanBody',</text:span><text:span text:style-name="T38">self.getTerm('investigationarticles', article).getFormattedDescription()))</text:span></text:p></office:annotation></text:span><text:span text:style-name="T14">ceci est remplacé par le paragraphe correspondant à l'article choisi</text:span></text:p>
          </text:list-item>
        </text:list>
      </text:section>
      <text:p text:style-name="P8"><office:annotation><dc:creator>sde </dc:creator><dc:date>2011-08-29T08:36:34</dc:date><text:p text:style-name="P38"><text:span text:style-name="T36">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6">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6">do text if len(self.getDerogation()) &gt; 0</text:span></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8"><office:annotation><dc:creator>sde </dc:creator><dc:date>2011-08-29T09:46:33</dc:date><text:p text:style-name="P38"><text:span text:style-name="T36">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6">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6">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6">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8">§ 5, alinéa 2 du Code précité ;<text:line-break/></text:span></text:p>
      <text:p text:style-name="P8"><text:span text:style-name="T28"><office:annotation><dc:creator>sde </dc:creator><dc:date>2011-08-29T10:19:22</dc:date><text:p text:style-name="P38"><text:span text:style-name="T36">do text if len(self.getAllOpinionRequestsNoDup()) &gt; 0</text:span></text:p></office:annotation></text:span><text:span text:style-name="T28">Considérant que les services ou commissions ci-après ont été consultés pour les motifs suivants :</text:span></text:p>
      <text:section text:name="Section2" text:style-name="Sect1">
        <text:list text:style-name="L5" xml:id="list3329361635">
          <text:list-item>
            <text:p text:style-name="P35"><text:span text:style-name="T15"><office:annotation><dc:creator>sde </dc:creator><dc:date>2011-08-29T10:20:31</dc:date><text:p text:style-name="P38"><text:span text:style-name="T36">do section- for opinion in </text:span><text:span text:style-name="T37">self.getAllOpinionRequestsNoDup()</text:span></text:p></office:annotation></text:span><text:span text:style-name="T15"><text:text-input text:description="Demandeurs">opinion.getUrbaneventtypes().title[16:-1]</text:text-input></text:span><text:span text:style-name="T15"> : (motif) ... ; que son avis sollicité en date du </text:span><text:span text:style-name="T15"><text:text-input text:description="Demandeurs">tool.formatDate(opinion.getEventDate())</text:text-input></text:span><text:span text:style-name="T15"><text:s/>et transmis en date </text:span><text:span text:style-name="T15"><text:text-input text:description="Demandeurs">tool.formatDate(opinion.getReceiptDate())</text:text-input></text:span><text:span text:style-name="T15">  est </text:span><text:span text:style-name="T15"><text:text-input text:description="Demandeurs">self.getValueForTemplate('externalDecision').lower()</text:text-input></text:span><text:span text:style-name="T15">  ;</text:span></text:p>
          </text:list-item>
        </text:list>
      </text:section>
      <text:p text:style-name="P21"/>
      <text:section text:name="Section5" text:style-name="Sect1">
        <text:p text:style-name="P8"><office:annotation><dc:creator>sde </dc:creator><dc:date>2011-08-29T10:20:31</dc:date><text:p text:style-name="P38"><text:span text:style-name="T36">do section- for opinion in </text:span><text:span text:style-name="T37">self.getAllOpinionRequestsNoDup()</text:span></text:p></office:annotation><office:annotation><dc:creator>sde </dc:creator><dc:date>2011-08-31T11:38:47</dc:date><text:p text:style-name="P38"><text:span text:style-name="T36">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8">§</text:span> 2 du CWATUP, l'avis est réputé favorable ;</text:p>
        <text:p text:style-name="P8"/>
      </text:section>
      <text:p text:style-name="P21">Vu l'avis des Services Techniques sur le projet, libelé comme suit :</text:p>
      <text:section text:name="Section7" text:style-name="Sect1">
        <text:list text:style-name="L6" xml:id="list192167256">
          <text:list-item>
            <text:p text:style-name="P36"><text:span text:style-name="T17"><office:annotation><dc:creator>sde </dc:creator><dc:date>2011-09-01T13:58:15</dc:date><text:p text:style-name="P38"><text:span text:style-name="T36">do section- for opinion in self.getAllTechnicalServiceOpinionRequestsNoDup()</text:span></text:p><text:p text:style-name="P38"><text:span text:style-name="T36"><text:s/></text:span></text:p></office:annotation></text:span><text:span text:style-name="T17">Avis ST </text:span><text:span text:style-name="T17"><text:text-input text:description="Demandeurs">opinion.getUrbaneventtypes().title.split(' ')[-1]</text:text-input></text:span><text:span text:style-name="T17"> </text:span></text:p>
          </text:list-item>
        </text:list>
        <text:list text:style-name="L7" xml:id="list2065755725">
          <text:list-item>
            <text:list>
              <text:list-item>
                <text:p text:style-name="P37"><text:span text:style-name="T17"><office:annotation><dc:creator>sde </dc:creator><dc:date>2011-08-29T10:19:22</dc:date><text:p text:style-name="P38"><text:span text:style-name="T36">do text if opinion.getDecision()=='favorable'</text:span></text:p></office:annotation></text:span><text:span text:style-name="T17">AVIS FAVORABLE aux conditions reprises à l'article 1er</text:span></text:p>
              </text:list-item>
              <text:list-item>
                <text:p text:style-name="P37"><text:span text:style-name="T17"><office:annotation><dc:creator>sde </dc:creator><dc:date>2011-08-29T10:19:22</dc:date><text:p text:style-name="P38"><text:span text:style-name="T36">do text if opinion.getDecision()=='defavorable'</text:span></text:p></office:annotation></text:span><text:span text:style-name="T17">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8">er</text:span><text:span text:style-name="T5"> : </text:span><text:span text:style-name="T21">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6">do text</text:span></text:p><text:p text:style-name="P38"><text:span text:style-name="T36">from xhtml(self.portal_urban.decorateHTML('UrbanBody',self.getEquipmentAndRoadRequirements()))</text:span></text:p></office:annotation></text:span><text:span text:style-name="T4">bla</text:span></text:p>
      <text:p text:style-name="P13"/>
      <text:p text:style-name="UrbanTitle2">4) Remarques</text:p>
      <text:p text:style-name="P12"><text:span text:style-name="T24"><office:annotation><dc:creator>sde </dc:creator><dc:date>2011-08-29T11:30:00</dc:date><text:p text:style-name="P38"><text:span text:style-name="T36">do text</text:span></text:p><text:p><text:span text:style-name="T36">from xhtml(self.portal_urban.decorateHTML('UrbanBody',self.getTechnicalRemarks()))</text:span></text:p></office:annotation></text:span><text:span text:style-name="T24">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name="Section3" text:style-name="Sect1">
        <text:p text:style-name="P27"><office:annotation><dc:creator>sde </dc:creator><dc:date>2011-08-29T12:03:06</dc:date><text:p><text:span text:style-name="T36">do section- if self.getPebType() == 'complete_process'</text:span></text:p></office:annotation>7) Respecter les articles 237/22<text:span text:style-name="T28">§</text:span>2-23 et 237/24<text:span text:style-name="T28">§</text:span>2-<text:span text:style-name="T28">§</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4">do text</text:span></text:p><text:p text:style-name="P38"><text:span text:style-name="T35">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1">VOIES DE RECOURS</text:span></text:span></text:p>
      <text:p text:style-name="UrbanBody"><text:span text:style-name="Character_20_Style_20_1"><text:span text:style-name="T8">Art. 119 § 1</text:span></text:span></text:p>
      <text:p text:style-name="UrbanBody"><text:span text:style-name="Character_20_Style_20_1"><text:span text:style-name="T12"/></text:span></text:p>
      <text:p text:style-name="UrbanBody"><text:span text:style-name="Character_20_Style_20_1"><text:span text:style-name="T12">Le demandeur peut introduire un recours motivé auprès du Gouvernement par envoi recommandé à la poste :</text:span></text:span></text:p>
      <text:p text:style-name="UrbanBody"><text:span text:style-name="Character_20_Style_20_1"><text:span text:style-name="T12"/></text:span></text:p>
      <text:p text:style-name="UrbanBody"><text:span text:style-name="Character_20_Style_20_1"><text:span text:style-name="T12">1° dans les trente jours de la réception de la décision du collège communal visée à l’article 117;</text:span></text:span></text:p>
      <text:p text:style-name="UrbanBody"><text:span text:style-name="Character_20_Style_20_1"><text:span text:style-name="T12"/></text:span></text:p>
      <text:p text:style-name="UrbanBody"><text:span text:style-name="Character_20_Style_20_1"><text:span text:style-name="T12">2° dans les trente jours de la réception de la décision visée à l’article 118 ;</text:span></text:span></text:p>
      <text:p text:style-name="UrbanBody"><text:span text:style-name="Character_20_Style_20_1"><text:span text:style-name="T12"/></text:span></text:p>
      <text:p text:style-name="UrbanBody"><text:span text:style-name="Character_20_Style_20_1"><text:span text:style-name="T12">3° après quarante-cinq jours à dater de son envoi visé à l’article 118, alinéa 1</text:span></text:span><text:span text:style-name="Character_20_Style_20_1"><text:span text:style-name="T16">er</text:span></text:span><text:span text:style-name="Character_20_Style_20_1"><text:span text:style-name="T12"> , et pour autant que la décision du Fonctionnaire Délégué ne lui ait pas été envoyée.</text:span></text:span></text:p>
      <text:p text:style-name="UrbanBody"><text:span text:style-name="Character_20_Style_20_1"><text:span text:style-name="T12"/></text:span></text:p>
      <text:p text:style-name="UrbanBody"><text:span text:style-name="Character_20_Style_20_1"><text:span text:style-name="T12">(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2">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2">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8">Art. 108 § 1. </text:span></text:span></text:p>
      <text:p text:style-name="UrbanBody"><text:span text:style-name="Character_20_Style_20_1"><text:span text:style-name="T8"/></text:span></text:p>
      <text:p text:style-name="UrbanBody"><text:span text:style-name="Character_20_Style_20_1"><text:span text:style-name="T9">Le fonctionnaire délégué est tenu de vérifier que : </text:span></text:span></text:p>
      <text:p text:style-name="UrbanBody"><text:span text:style-name="Character_20_Style_20_1"><text:span text:style-name="T9"/></text:span></text:p>
      <text:p text:style-name="UrbanBody"><text:span text:style-name="Character_20_Style_20_1"><text:span text:style-name="T9">1° la procédure de délivrance du permis est régulière ;</text:span></text:span></text:p>
      <text:p text:style-name="UrbanBody"><text:span text:style-name="Character_20_Style_20_1"><text:span text:style-name="T9"/></text:span></text:p>
      <text:p text:style-name="UrbanBody"><text:span text:style-name="Character_20_Style_20_1"><text:span text:style-name="T9">2° le permis est motivé ;</text:span></text:span></text:p>
      <text:p text:style-name="UrbanBody"><text:span text:style-name="Character_20_Style_20_1"><text:span text:style-name="T9"/></text:span></text:p>
      <text:p text:style-name="UrbanBody"><text:span text:style-name="Character_20_Style_20_1"><text:span text:style-name="T9">3° le permis est conforme aux dispositions à valeur contraignante prises en vertu du Code ou, à</text:span></text:span></text:p>
      <text:p text:style-name="UrbanBody"><text:span text:style-name="Character_20_Style_20_1"><text:span text:style-name="T9"><text:s/>défaut, à la dérogation accordée en application des articles 110 à 113 ;</text:span></text:span></text:p>
      <text:p text:style-name="UrbanBody"><text:span text:style-name="Character_20_Style_20_1"><text:span text:style-name="T9"/></text:span></text:p>
      <text:p text:style-name="UrbanBody"><text:span text:style-name="Character_20_Style_20_1"><text:span text:style-name="T9">4° le permis est conforme aux dispositions à valeur indicative prises en vertu du Code ou, à défaut, qu'il est dûment motivé ;</text:span></text:span></text:p>
      <text:p text:style-name="UrbanBody"><text:span text:style-name="Character_20_Style_20_1"><text:span text:style-name="T9"/></text:span></text:p>
      <text:p text:style-name="UrbanBody"><text:span text:style-name="Character_20_Style_20_1"><text:span text:style-name="T9">5° le permis est conforme</text:span></text:span><text:span text:style-name="Character_20_Style_20_1"><text:span text:style-name="T10"> à la loi du 12 juillet 1956 établissant le statut des autoroutes et aux </text:span></text:span><text:span text:style-name="Character_20_Style_20_1"><text:span text:style-name="T12">plans parcellaires approuvés par le Gouvernement en application de l'article 6 de cette loi.</text:span></text:span></text:p>
      <text:p text:style-name="UrbanBody"><text:span text:style-name="Character_20_Style_20_1"><text:span text:style-name="T12"/></text:span></text:p>
      <text:p text:style-name="P19"><text:span text:style-name="T25">A défaut pour le permis de satisfaire aux points 1° à 5° de l'alinéa précédent, le fonctionnaire </text:span><text:soft-page-break/><text:span text:style-name="T23">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5">A défaut de notification dans le délai, le permis est annulé( – Décret-programme du 03 février 2005, art.71,al. 1</text:span><text:span text:style-name="T19">er</text:span><text:span text:style-name="T25">).</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0">- ving-cinq personnes inscrites au registre de la populationde la commune où le projet est situé s'il s'agit d'une commune comptant moins de dix mille habitants ;</text:span></text:span></text:p>
      <text:p text:style-name="P4"><text:span text:style-name="Character_20_Style_20_1"><text:span text:style-name="T30"/></text:span></text:p>
      <text:p text:style-name="P4"><text:span text:style-name="Character_20_Style_20_1"><text:span text:style-name="T30">-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0"/></text:span></text:p>
      <text:p text:style-name="P4"><text:span text:style-name="Character_20_Style_20_1"><text:span text:style-name="T30">-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0"/></text:span></text:p>
      <text:p text:style-name="P4"><text:span text:style-name="Character_20_Style_20_1"><text:span text:style-name="T30">-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0"/></text:span></text:p>
      <text:p text:style-name="P4"><text:span text:style-name="Character_20_Style_20_1"><text:span text:style-name="T30">-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family-generic="swiss" style:name="Ubuntu" svg:font-family="Ubuntu"/>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paragraph-properties fo:text-align="end" style:justify-single-word="false"/>
      <style:text-properties style:use-window-font-color="true"/>
    </style:style>
    <style:style style:family="paragraph" style:name="P4" style:parent-style-name="UrbanBody">
      <style:text-properties fo:font-size="12pt" style:font-name="Times New Roman" style:font-size-asian="12pt" style:font-size-complex="12pt" style:use-window-font-color="true"/>
    </style:style>
    <style:style style:family="paragraph" style:name="P5"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6" style:parent-style-name="UrbanBody">
      <style:text-properties fo:country="none" fo:font-size="12pt" fo:font-style="normal" fo:font-weight="normal" fo:language="zxx" style:font-name="Times New Roman" style:font-size-asian="12pt" style:font-size-complex="12pt" style:font-style-asian="normal" style:font-weight-asian="normal" style:use-window-font-color="true"/>
    </style:style>
    <style:style style:family="paragraph" style:name="P7" style:parent-style-name="UrbanBody">
      <style:text-properties fo:font-size="12pt" fo:font-style="normal" fo:font-weight="normal" style:font-name="Times New Roman" style:font-size-asian="12pt" style:font-size-complex="12pt" style:font-style-asian="normal" style:font-weight-asian="normal" style:use-window-font-color="true"/>
    </style:style>
    <style:style style:family="paragraph" style:name="P8" style:parent-style-name="UrbanBody">
      <style:text-properties fo:font-size="12pt" fo:font-style="normal" style:font-name="Times New Roman" style:font-size-asian="12pt" style:font-size-complex="12pt" style:font-style-asian="normal" style:use-window-font-color="true"/>
    </style:style>
    <style:style style:family="paragraph" style:name="P9" style:parent-style-name="UrbanBody">
      <style:text-properties fo:font-size="12pt" fo:font-style="normal" style:font-name="Times New Roman" style:font-size-asian="12pt" style:font-size-complex="12pt" style:font-style-asian="normal" style:text-underline-color="font-color" style:text-underline-style="solid" style:text-underline-width="auto" style:use-window-font-color="true"/>
    </style:style>
    <style:style style:family="paragraph" style:name="P10" style:parent-style-name="UrbanBody">
      <style:text-properties fo:font-size="12pt" fo:font-style="normal" style:font-name="Times New Roman" style:font-size-asian="12pt" style:font-size-complex="12pt" style:font-style-asian="normal" style:text-underline-style="none" style:use-window-font-color="true"/>
    </style:style>
    <style:style style:family="paragraph" style:name="P11" style:parent-style-name="UrbanBody">
      <style:text-properties fo:font-size="12pt" fo:font-style="normal" fo:font-weight="normal" style:font-name="Times New Roman" style:font-size-asian="12pt" style:font-size-complex="12pt" style:font-style-asian="normal" style:font-style-complex="normal" style:font-weight-asian="normal" style:font-weight-complex="normal" style:text-underline-style="none" style:use-window-font-color="true"/>
    </style:style>
    <style:style style:family="paragraph" style:name="P12" style:parent-style-name="UrbanBody">
      <style:text-properties fo:font-size="12pt" style:font-name="Times New Roman" style:font-size-asian="12pt" style:font-size-complex="12pt" style:text-underline-style="none" style:use-window-font-color="true"/>
    </style:style>
    <style:style style:family="paragraph" style:name="P13" style:parent-style-name="UrbanBody">
      <style:text-properties fo:country="BE" fo:font-size="12pt" fo:font-style="normal" fo:font-weight="normal" fo:language="fr" style:font-name="Times New Roman" style:font-size-asian="12pt" style:font-size-complex="12pt" style:font-style-asian="normal" style:font-weight-asian="normal" style:text-underline-style="none" style:use-window-font-color="true"/>
    </style:style>
    <style:style style:family="paragraph" style:name="P14" style:parent-style-name="UrbanBody">
      <style:text-properties fo:country="BE" fo:font-size="12pt" fo:font-style="normal" fo:font-weight="normal" fo:language="fr" style:font-name="Times New Roman" style:font-size-asian="10.5pt" style:font-size-complex="12pt" style:font-style-asian="normal" style:font-weight-asian="normal" style:text-underline-style="none" style:use-window-font-color="true"/>
    </style:style>
    <style:style style:family="paragraph" style:name="P15" style:parent-style-name="UrbanBody">
      <style:text-properties fo:country="BE" fo:font-size="12pt" fo:font-style="normal" fo:font-weight="bold" fo:language="fr" style:font-name="Times New Roman" style:font-size-asian="12pt" style:font-size-complex="12pt" style:font-style-asian="normal" style:font-weight-asian="bold" style:font-weight-complex="bold" style:text-underline-style="none" style:use-window-font-color="true"/>
    </style:style>
    <style:style style:family="paragraph" style:name="P16" style:parent-style-name="UrbanBody">
      <style:text-properties fo:country="BE" fo:font-size="12pt" fo:font-style="normal" fo:font-weight="normal" fo:language="fr" style:font-name="Times New Roman" style:font-size-asian="12pt" style:font-size-complex="12pt" style:font-style-asian="normal" style:font-weight-asian="normal" style:text-underline-color="font-color" style:text-underline-style="solid" style:text-underline-width="auto" style:use-window-font-color="true"/>
    </style:style>
    <style:style style:family="paragraph" style:name="P17" style:parent-style-name="UrbanBody">
      <style:text-properties fo:country="BE" fo:font-size="12pt" fo:font-style="normal" fo:font-weight="normal" fo:language="fr" style:font-name="Times New Roman" style:font-size-asian="10.5pt" style:font-size-complex="12pt" style:font-style-asian="normal" style:font-weight-asian="normal" style:text-underline-color="font-color" style:text-underline-style="solid" style:text-underline-width="auto" style:use-window-font-color="true"/>
    </style:style>
    <style:style style:family="paragraph" style:name="P18" style:parent-style-name="UrbanBody">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19" style:parent-style-name="UrbanBody">
      <style:text-properties fo:font-size="12pt" fo:font-style="italic" fo:font-weight="normal"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20" style:parent-style-name="UrbanBody">
      <style:text-properties fo:country="BE" fo:font-size="11pt" fo:font-style="normal" fo:font-weight="normal" fo:language="fr" style:font-name="Times New Roman" style:font-size-asian="11pt" style:font-size-complex="11pt" style:font-style-asian="normal" style:font-weight-asian="normal" style:text-underline-style="none" style:use-window-font-color="true"/>
    </style:style>
    <style:style style:family="paragraph" style:name="P21" style:parent-style-name="UrbanBody">
      <style:text-properties fo:font-size="12pt" fo:font-style="normal" style:font-name="Times New Roman2" style:font-size-asian="12pt" style:font-size-complex="12pt" style:font-style-asian="normal" style:use-window-font-color="true"/>
    </style:style>
    <style:style style:family="paragraph" style:name="P22" style:parent-style-name="UrbanBody">
      <style:text-properties fo:font-style="italic" style:font-style-asian="italic" style:font-style-complex="italic" style:use-window-font-color="true"/>
    </style:style>
    <style:style style:family="paragraph" style:name="P23" style:parent-style-name="UrbanBody">
      <style:text-properties fo:font-style="italic" fo:font-weight="normal" style:font-style-asian="italic" style:font-style-complex="italic" style:font-weight-asian="normal" style:use-window-font-color="true"/>
    </style:style>
    <style:style style:family="paragraph" style:name="P24" style:parent-style-name="UrbanBody">
      <style:text-properties fo:font-style="normal" fo:font-weight="normal" style:font-style-asian="normal" style:font-weight-asian="normal" style:use-window-font-color="true"/>
    </style:style>
    <style:style style:family="paragraph" style:name="P25" style:parent-style-name="UrbanBody">
      <style:text-properties fo:font-style="normal" style:font-style-asian="normal" style:font-style-complex="normal" style:use-window-font-color="true"/>
    </style:style>
    <style:style style:family="paragraph" style:name="P26" style:parent-style-name="UrbanBody">
      <style:paragraph-properties fo:break-before="page"/>
      <style:text-properties fo:country="BE" fo:font-size="12pt" fo:font-style="normal" fo:font-weight="normal" fo:language="fr" style:font-name="Times New Roman" style:font-size-asian="12pt" style:font-size-complex="12pt" style:font-style-asian="normal" style:font-weight-asian="normal" style:use-window-font-color="true"/>
    </style:style>
    <style:style style:family="paragraph" style:name="P27" style:parent-style-name="UrbanTitle2">
      <style:text-properties style:text-underline-style="none"/>
    </style:style>
    <style:style style:family="paragraph" style:name="P28" style:parent-style-name="UrbanTitle2">
      <style:text-properties fo:font-weight="bold" style:font-weight-asian="bold" style:font-weight-complex="bold"/>
    </style:style>
    <style:style style:family="paragraph" style:name="P29" style:parent-style-name="UrbanTitle2">
      <style:text-properties fo:font-style="italic" fo:font-weight="normal" style:font-style-asian="italic" style:font-style-complex="italic" style:font-weight-asian="normal" style:font-weight-complex="normal" style:text-underline-style="none"/>
    </style:style>
    <style:style style:family="paragraph" style:name="P30" style:parent-style-name="UrbanBody">
      <style:paragraph-properties fo:margin-left="0cm" fo:margin-right="0cm" fo:text-indent="0cm" style:auto-text-indent="false"/>
      <style:text-properties fo:font-size="12pt" fo:font-style="normal" style:font-name="Times New Roman" style:font-size-asian="12pt" style:font-size-complex="12pt" style:font-style-asian="normal" style:use-window-font-color="true"/>
    </style:style>
    <style:style style:family="paragraph" style:list-style-name="L1" style:name="P31" style:parent-style-name="UrbanBody"/>
    <style:style style:family="paragraph" style:list-style-name="L2" style:name="P32" style:parent-style-name="UrbanBody"/>
    <style:style style:family="paragraph" style:list-style-name="L3" style:name="P33" style:parent-style-name="UrbanBody"/>
    <style:style style:family="paragraph" style:list-style-name="L4" style:name="P34" style:parent-style-name="UrbanBody"/>
    <style:style style:family="paragraph" style:list-style-name="L5" style:name="P35" style:parent-style-name="UrbanBody"/>
    <style:style style:family="paragraph" style:list-style-name="L6" style:name="P36" style:parent-style-name="UrbanBody"/>
    <style:style style:family="paragraph" style:list-style-name="L7" style:name="P37" style:parent-style-name="UrbanBody"/>
    <style:style style:family="paragraph" style:name="P3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39">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style:font-style-complex="normal" style:text-underline-style="none"/>
    </style:style>
    <style:style style:family="text" style:name="T4">
      <style:text-properties fo:font-style="normal" style:font-style-asian="normal"/>
    </style:style>
    <style:style style:family="text" style:name="T5">
      <style:text-properties fo:font-style="normal" fo:font-weight="normal"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weight="bold" style:font-weight-asian="bold" style:font-weight-complex="bold"/>
    </style:style>
    <style:style style:family="text" style:name="T8">
      <style:text-properties fo:country="BE" fo:font-size="12pt" fo:font-style="normal" fo:font-weight="normal" fo:language="fr" fo:letter-spacing="-0.002cm" style:font-name="Times New Roman" style:font-size-asian="12pt" style:font-size-complex="12pt" style:font-style-asian="normal" style:font-style-complex="normal" style:font-weight-asian="normal" style:font-weight-complex="normal" style:text-underline-style="none" style:use-window-font-color="true"/>
    </style:style>
    <style:style style:family="text" style:name="T9">
      <style:text-properties fo:country="BE" fo:font-size="12pt" fo:font-style="italic" fo:font-weight="normal" fo:language="fr" fo:letter-spacing="-0.002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0">
      <style:text-properties fo:country="BE" fo:font-size="12pt" fo:font-style="italic" fo:font-weight="normal" fo:language="fr" fo:letter-spacing="0.004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1">
      <style:text-properties fo:country="BE" fo:font-size="12pt" fo:font-style="normal" fo:language="fr" style:font-name="Times New Roman" style:font-size-asian="12pt" style:font-size-complex="12pt" style:font-style-asian="normal" style:font-style-complex="normal" style:text-underline-color="font-color" style:text-underline-style="solid" style:text-underline-width="auto" style:use-window-font-color="true"/>
    </style:style>
    <style:style style:family="text" style:name="T12">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3">
      <style:text-properties fo:font-size="12pt" style:font-name="Times New Roman" style:font-size-asian="12pt" style:font-size-complex="12pt" style:use-window-font-color="true"/>
    </style:style>
    <style:style style:family="text" style:name="T14">
      <style:text-properties fo:font-size="12pt" fo:font-weight="normal" style:font-name="Times New Roman" style:font-size-asian="12pt" style:font-size-complex="12pt" style:font-weight-asian="normal" style:font-weight-complex="normal" style:use-window-font-color="true"/>
    </style:style>
    <style:style style:family="text" style:name="T15">
      <style:text-properties fo:font-size="12pt" fo:font-style="normal" style:font-name="Times New Roman" style:font-size-asian="12pt" style:font-size-complex="12pt" style:font-style-asian="normal" style:use-window-font-color="true"/>
    </style:style>
    <style:style style:family="text" style:name="T16">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position="super 58%" style:text-underline-style="none" style:use-window-font-color="true"/>
    </style:style>
    <style:style style:family="text" style:name="T17">
      <style:text-properties fo:font-size="12pt" fo:font-style="normal" style:font-name="Times New Roman2" style:font-size-asian="12pt" style:font-size-complex="12pt" style:font-style-asian="normal" style:use-window-font-color="true"/>
    </style:style>
    <style:style style:family="text" style:name="T18">
      <style:text-properties fo:font-style="normal" fo:font-weight="normal" style:font-style-asian="normal" style:font-weight-asian="normal" style:text-position="super 58%" style:text-underline-color="font-color" style:text-underline-style="solid" style:text-underline-width="auto"/>
    </style:style>
    <style:style style:family="text" style:name="T19">
      <style:text-properties fo:country="BE" fo:language="fr" fo:letter-spacing="0.004cm" style:text-position="super 58%"/>
    </style:style>
    <style:style style:family="text" style:name="T20">
      <style:text-properties fo:country="none" fo:language="zxx"/>
    </style:style>
    <style:style style:family="text" style:name="T21">
      <style:text-properties fo:country="none" fo:font-style="normal" fo:font-weight="normal" fo:language="zxx" style:font-style-asian="normal" style:font-weight-asian="normal"/>
    </style:style>
    <style:style style:family="text" style:name="T22">
      <style:text-properties fo:font-weight="normal" style:font-weight-asian="normal" style:font-weight-complex="normal"/>
    </style:style>
    <style:style style:family="text" style:name="T23">
      <style:text-properties fo:country="BE" fo:language="fr"/>
    </style:style>
    <style:style style:family="text" style:name="T24">
      <style:text-properties fo:country="BE" fo:font-style="normal" fo:font-weight="normal" fo:language="fr" style:font-style-asian="normal" style:font-weight-asian="normal"/>
    </style:style>
    <style:style style:family="text" style:name="T25">
      <style:text-properties fo:country="BE" fo:language="fr" fo:letter-spacing="0.004cm"/>
    </style:style>
    <style:style style:family="text" style:name="T26">
      <style:text-properties fo:font-size="11pt" style:font-size-asian="11pt" style:font-size-complex="11pt"/>
    </style:style>
    <style:style style:family="text" style:name="T27">
      <style:text-properties fo:font-size="11pt" fo:font-weight="normal" style:font-size-asian="11pt" style:font-size-complex="11pt" style:font-weight-asian="normal" style:font-weight-complex="normal"/>
    </style:style>
    <style:style style:family="text" style:name="T28">
      <style:text-properties style:font-name="Times New Roman2"/>
    </style:style>
    <style:style style:family="text" style:name="T29">
      <style:text-properties fo:font-style="normal" fo:font-weight="normal" style:font-name="Times New Roman2" style:font-style-asian="normal" style:font-weight-asian="normal"/>
    </style:style>
    <style:style style:family="text" style:name="T30">
      <style:text-properties fo:country="BE" fo:font-size="12pt" fo:font-style="italic" fo:language="fr" style:font-size-asian="12pt" style:font-style-asian="italic" style:font-style-complex="italic" style:text-underline-style="none"/>
    </style:style>
    <style:style style:family="text" style:name="T31">
      <style:text-properties officeooo:rsid="000924da"/>
    </style:style>
    <style:style style:family="text" style:name="T32">
      <style:text-properties fo:background-color="#ffff00" loext:char-shading-value="0"/>
    </style:style>
    <style:style style:family="text" style:name="T33">
      <style:text-properties fo:background-color="#ffff00" loext:char-shading-value="0"/>
    </style:style>
    <style:style style:family="text" style:name="T3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6">
      <style:text-properties fo:country="BE" fo:font-size="10pt" fo:font-style="normal" fo:font-weight="normal" fo:language="fr"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7">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8">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39">
      <style:text-properties fo:country="none" fo:font-size="10pt" fo:font-style="normal" fo:font-weight="normal" fo:language="zxx"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40">
      <style:text-properties fo:country="BE" fo:font-size="10pt" fo:font-style="normal" fo:font-weight="normal" fo:language="fr" fo:letter-spacing="normal" fo:text-shadow="none" style:country-asian="CN" style:country-complex="IN" style:font-name="Ubuntu"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section" style:name="Sect1">
      <style:section-properties style:editable="false">
        <style:columns fo:column-count="1" fo:column-gap="0cm"/>
      </style:section-properties>
    </style:style>
    <text:list-style style:name="L1">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4">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5">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6">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7">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Frame1" draw:style-name="fr1" draw:z-index="0" svg:height="5.23cm" svg:width="7.13cm" svg:x="-0.011cm" svg:y="-0.011cm" text:anchor-type="paragraph"><draw:text-box><text:p text:style-name="Standard"><office:annotation><dc:creator>sde </dc:creator><dc:date>2011-07-26T10:00:42</dc:date><text:p text:style-name="P39"><text:span text:style-name="T36">do text</text:span></text:p><text:p text:style-name="P39"><text:span text:style-name="T36">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name="Cadre1" draw:style-name="fr1" draw:z-index="1" svg:height="3.256cm" svg:width="8.511cm" svg:x="7.796cm" svg:y="0.051cm" text:anchor-type="paragraph"><draw:text-box><text:p text:style-name="Standard"><text:span text:style-name="T2"><office:annotation><dc:creator>sde </dc:creator><dc:date>2011-07-27T10:01:44</dc:date><text:p text:style-name="P38"><text:span text:style-name="T34">do text if not len(self.getApplicants()) &gt; 1</text:span></text:p><text:p text:style-name="P38"><text:span text:style-name="T35">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4">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4"/>
      <text:p text:style-name="P2"/>
      <text:p text:style-name="P2"><text:span text:style-name="T7">Objet :</text:span> <text:text-input text:description="Objet des travaux">self.getLicenceSubject()</text:text-input></text:p>
      <text:p text:style-name="P2"><text:span text:style-name="T7">Situation : </text:span><text:text-input text:description="Situation des travaux">self.getWorkLocationSignaletic()</text:text-input></text:p>
      <text:p text:style-name="P2"><text:span text:style-name="T7">Référence cadastrale :</text:span> <text:text-input text:description="Bien-Parcelles">licence_view.get_parcels()</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5">do text if not len(self.getApplicants()) &gt; 1</text:span></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text:span text:style-name="T31">récépissé</text:span> en date du <text:span text:style-name="T21"><text:text-input text:description="Date du récépissé">tool.formatDate(self.getLastDeposit().getEventDate())</text:text-input></text:span><text:span text:style-name="T21"><text:s/></text:span><text:span text:style-name="T5">;</text:span></text:p>
      <text:p text:style-name="P7"><text:span text:style-name="T20"><office:annotation><dc:creator>sde </dc:creator><dc:date>2011-08-30T09:24:33</dc:date><text:p text:style-name="P38"><text:span text:style-name="T36">do text if len(self.getAllMissingPartDeposits()) == 1</text:span></text:p></office:annotation></text:span><text:span text:style-name="T20">Considérant que cette demande était incomplète, que celle-ci a été complétée en date du </text:span><text:span text:style-name="T20"><text:text-input text:description="Date du récépissé">tool.formatDate(self.getAllMissingPartDeposits()[0].getEventDate())</text:text-input></text:span><text:span text:style-name="T20"><text:s/>;</text:span></text:p>
      <text:section text:name="Section4" text:style-name="Sect1">
        <text:p text:style-name="P4"><text:span text:style-name="T5"><office:annotation><dc:creator>sde </dc:creator><dc:date>2011-08-30T09:24:33</dc:date><text:p text:style-name="P38"><text:span text:style-name="T36">do section- for ack in self.getAllMissingPartDeposits()[:-1]</text:span></text:p></office:annotation></text:span><text:span text:style-name="T5">en date du </text:span><text:span text:style-name="T21"><text:text-input text:description="Date du récépissé">tool.formatDate(deposit.getEventDate())</text:text-input></text:span><text:span text:style-name="T21">,</text:span></text:p>
      </text:section>
      <text:p text:style-name="P4"><text:span text:style-name="T21"><office:annotation><dc:creator>sde </dc:creator><dc:date>2011-08-30T09:48:32</dc:date><text:p text:style-name="P38"><text:span text:style-name="T39">do text if len(self.getAllMissingPartDeposits()) &gt; 1</text:span></text:p></office:annotation></text:span><text:span text:style-name="T21">et en date du </text:span><text:span text:style-name="T21"><text:text-input text:description="Date du récépissé">tool.formatDate(self.getAllMissingPartDeposits()[-1].getEventDate())</text:text-input></text:span><text:span text:style-name="T21">.</text:span></text:p>
      <text:p text:style-name="P4"><text:span text:style-name="T5">Considérant que le dossier a été déclaré complet le </text:span><text:span text:style-name="T21"><text:text-input text:description="Date du récépissé">tool.formatDate(self.getLastAcknowledgment().getEventDate())</text:text-input></text:span><text:span text:style-name="T21"><text:s/>par accusé de réception transmis le </text:span><text:span text:style-name="T21"><text:text-input text:description="Date du récépissé">tool.formatDate(self.getLastAcknowledgment().getTransmitDate())</text:text-input></text:span><text:span text:style-name="T21"><text:s/></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1"><text:text-input text:description="Date du récépissé">self.getValueForTemplate('folderZone')</text:text-input></text:span><text:s/>de s<text:span text:style-name="T33">ecteur de MONS-BORINAGE adopté par arrêté de l'Éxécutif Régional Wallon du 9 novembre 1983 (M.B. Du 15 Novembre 1984), </text:span>qui n'a pas cessé de produire ses effets pour le bien précité.<text:line-break/></text:p>
      <text:p text:style-name="P4"><text:span text:style-name="T26"><office:annotation><dc:creator>sde </dc:creator><dc:date>2011-08-05T08:21:16</dc:date><text:p text:style-name="P38"><text:span text:style-name="T37">do text if self.getIsInPCA()</text:span></text:p></office:annotation></text:span>Considérant que le bien est situé en zone d'habitat dans le périmètre du plan communal d'aménagement <text:span text:style-name="T22"><text:text-input text:description="Objet des travaux">self.getPca(theObject=True).getNumber()</text:text-input></text:span><text:span text:style-name="T22"><text:s/>approuvé par Arrêté </text:span><text:span text:style-name="T22"><text:text-input text:description="Objet des travaux">self.getPca(theObject=True).getDecreeType()</text:text-input></text:span><text:span text:style-name="T22"><text:s/>du </text:span><text:span text:style-name="T22"><text:text-input text:description="Objet des travaux">tool.formatDate(self.getPca(theObject=True).getDecreeDate(), translatemonth=True)</text:text-input></text:span><text:span text:style-name="T22"><text:s/>, qui n'a cessé de produire ses effets pour le bien précité ;<text:line-break/></text:span></text:p>
      <text:p text:style-name="P4"><text:span text:style-name="T26"><office:annotation><dc:creator>sde </dc:creator><dc:date>2011-08-05T08:21:16</dc:date><text:p text:style-name="P38"><text:span text:style-name="T37">do text if self.getIsInSubdivision()</text:span></text:p></office:annotation></text:span>Considérant que le bien est situé sur le lot n°</text:p>
      <text:p text:style-name="P4"><text:span text:style-name="T27"><office:annotation><dc:creator>sde </dc:creator><dc:date>2011-08-08T13:29:49</dc:date><text:p text:style-name="P38"><text:span text:style-name="T37">do text</text:span></text:p><text:p text:style-name="P38"><text:span text:style-name="T37">f</text:span><text:span text:style-name="T34">rom xhtml(self.getSubdivisionDetails())</text:span></text:p></office:annotation></text:span><text:s/></text:p>
      <text:p text:style-name="P4">dans le périmètre du lotissement <text:span text:style-name="T22"><text:text-input text:description="Objet des travaux">self.getParcellings().getLabel()</text:text-input></text:span><text:span text:style-name="T22"><text:s/></text:span>non périmé autorisé par [APP_LOT] <text:s/>le <text:span text:style-name="T22"><text:text-input text:description="Objet des travaux">tool.formatDate(self.getParcellings().getAuthorizationDate(), translatemonth=True)</text:text-input></text:span><text:span text:style-name="T22"><text:line-break/></text:span></text:p>
      <text:p text:style-name="P4"><office:annotation><dc:creator>sde </dc:creator><dc:date>2011-08-26T08:54:52</dc:date><text:p text:style-name="P38"><text:span text:style-name="T37">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6">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6">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4"><text:span text:style-name="T5"><office:annotation><dc:creator>sde </dc:creator><dc:date>2011-08-31T08:53:15</dc:date><text:p text:style-name="P38"><text:span text:style-name="T36">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9">§</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7">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7">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7">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6">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6">do text if len(self.getCatchmentArea()) &gt; 0 and 'outside' not in </text:span><text:span text:style-name="T37">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6">do text if 'nonepuration' in self.templateRoadEquipments(self.getRoadEquipments()) </text:span><text:span text:style-name="T37">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6">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6">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6">do text if not self.getImpactStudy()</text:span></text:p></office:annotation>Considérant que la demande de permis comprend une notice d'évaluation des incidences sur l'environnement ;</text:p>
      <text:section text:name="Section6" text:style-name="Sect1">
        <text:p text:style-name="P8"><office:annotation><dc:creator>sde </dc:creator><dc:date>2011-08-31T12:25:32</dc:date><text:p text:style-name="P38"><text:span text:style-name="T36">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text:style-name="L1" xml:id="list333711486">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text:style-name="L2" xml:id="list3672044099">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text:style-name="L3" xml:id="list3958325150">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6">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6">do text if self.getArchitects() is None</text:span></text:p></office:annotation>Attendu que les travaux ou actes faisant l'objet de la présente ne sont pas repris aux articles 262 à 264 du Code précité  ;</text:p>
      <text:p text:style-name="UrbanBody"><text:span text:style-name="T13"><office:annotation><dc:creator>sde </dc:creator><dc:date>2011-08-25T11:05:30</dc:date><text:p text:style-name="P38"><text:span text:style-name="T36">do text if self.getLastInquiry() is not None and </text:span><text:span text:style-name="T37">self.getLastInquiry()</text:span><text:span text:style-name="T36">.getLinkedInquiry() is not None</text:span></text:p></office:annotation></text:span><text:span text:style-name="T13"><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name="Section1" text:style-name="Sect1">
        <text:list text:style-name="L4" xml:id="list455765480">
          <text:list-item>
            <text:p text:style-name="P34"><text:span text:style-name="T13"><office:annotation><dc:creator>Stéphan Geulette</dc:creator><dc:date>2011-04-11T21:05:37</dc:date><text:p text:style-name="P38"><text:span text:style-name="T35">do section- for article in self.getInvestigationArticles()</text:span></text:p></office:annotation></text:span><text:span text:style-name="T14"><text:s/></text:span><text:span text:style-name="T14"><office:annotation><dc:creator>Stéphan Geulette</dc:creator><dc:date>2011-04-11T13:26:13</dc:date><text:p text:style-name="P38"><text:span text:style-name="T38">do text</text:span></text:p><text:p text:style-name="P38"><text:span text:style-name="T38">from xhtml(</text:span><text:span text:style-name="T35">self.portal_urban.decorateHTML('UrbanBody',</text:span><text:span text:style-name="T38">self.getTerm('investigationarticles', article).getFormattedDescription()))</text:span></text:p></office:annotation></text:span><text:span text:style-name="T14">ceci est remplacé par le paragraphe correspondant à l'article choisi</text:span></text:p>
          </text:list-item>
        </text:list>
      </text:section>
      <text:p text:style-name="P8"><office:annotation><dc:creator>sde </dc:creator><dc:date>2011-08-29T08:36:34</dc:date><text:p text:style-name="P38"><text:span text:style-name="T36">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6">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6">do text if len(self.getDerogation()) &gt; 0</text:span></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8"><office:annotation><dc:creator>sde </dc:creator><dc:date>2011-08-29T09:46:33</dc:date><text:p text:style-name="P38"><text:span text:style-name="T36">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6">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6">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6">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8">§ 5, alinéa 2 du Code précité ;<text:line-break/></text:span></text:p>
      <text:p text:style-name="P8"><text:span text:style-name="T28"><office:annotation><dc:creator>sde </dc:creator><dc:date>2011-08-29T10:19:22</dc:date><text:p text:style-name="P38"><text:span text:style-name="T36">do text if len(self.getAllOpinionRequestsNoDup()) &gt; 0</text:span></text:p></office:annotation></text:span><text:span text:style-name="T28">Considérant que les services ou commissions ci-après ont été consultés pour les motifs suivants :</text:span></text:p>
      <text:section text:name="Section2" text:style-name="Sect1">
        <text:list text:style-name="L5" xml:id="list3329361635">
          <text:list-item>
            <text:p text:style-name="P35"><text:span text:style-name="T15"><office:annotation><dc:creator>sde </dc:creator><dc:date>2011-08-29T10:20:31</dc:date><text:p text:style-name="P38"><text:span text:style-name="T36">do section- for opinion in </text:span><text:span text:style-name="T37">self.getAllOpinionRequestsNoDup()</text:span></text:p></office:annotation></text:span><text:span text:style-name="T15"><text:text-input text:description="Demandeurs">opinion.getUrbaneventtypes().title[16:-1]</text:text-input></text:span><text:span text:style-name="T15"> : (motif) ... ; que son avis sollicité en date du </text:span><text:span text:style-name="T15"><text:text-input text:description="Demandeurs">tool.formatDate(opinion.getEventDate())</text:text-input></text:span><text:span text:style-name="T15"><text:s/>et transmis en date </text:span><text:span text:style-name="T15"><text:text-input text:description="Demandeurs">tool.formatDate(opinion.getReceiptDate())</text:text-input></text:span><text:span text:style-name="T15">  est </text:span><text:span text:style-name="T15"><text:text-input text:description="Demandeurs">self.getValueForTemplate('externalDecision').lower()</text:text-input></text:span><text:span text:style-name="T15">  ;</text:span></text:p>
          </text:list-item>
        </text:list>
      </text:section>
      <text:p text:style-name="P21"/>
      <text:section text:name="Section5" text:style-name="Sect1">
        <text:p text:style-name="P8"><office:annotation><dc:creator>sde </dc:creator><dc:date>2011-08-29T10:20:31</dc:date><text:p text:style-name="P38"><text:span text:style-name="T36">do section- for opinion in </text:span><text:span text:style-name="T37">self.getAllOpinionRequestsNoDup()</text:span></text:p></office:annotation><office:annotation><dc:creator>sde </dc:creator><dc:date>2011-08-31T11:38:47</dc:date><text:p text:style-name="P38"><text:span text:style-name="T36">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8">§</text:span> 2 du CWATUP, l'avis est réputé favorable ;</text:p>
        <text:p text:style-name="P8"/>
      </text:section>
      <text:p text:style-name="P21">Vu l'avis des Services Techniques sur le projet, libelé comme suit :</text:p>
      <text:section text:name="Section7" text:style-name="Sect1">
        <text:list text:style-name="L6" xml:id="list192167256">
          <text:list-item>
            <text:p text:style-name="P36"><text:span text:style-name="T17"><office:annotation><dc:creator>sde </dc:creator><dc:date>2011-09-01T13:58:15</dc:date><text:p text:style-name="P38"><text:span text:style-name="T36">do section- for opinion in self.getAllTechnicalServiceOpinionRequestsNoDup()</text:span></text:p><text:p text:style-name="P38"><text:span text:style-name="T36"><text:s/></text:span></text:p></office:annotation></text:span><text:span text:style-name="T17">Avis ST </text:span><text:span text:style-name="T17"><text:text-input text:description="Demandeurs">opinion.getUrbaneventtypes().title.split(' ')[-1]</text:text-input></text:span><text:span text:style-name="T17"> </text:span></text:p>
          </text:list-item>
        </text:list>
        <text:list text:style-name="L7" xml:id="list2065755725">
          <text:list-item>
            <text:list>
              <text:list-item>
                <text:p text:style-name="P37"><text:span text:style-name="T17"><office:annotation><dc:creator>sde </dc:creator><dc:date>2011-08-29T10:19:22</dc:date><text:p text:style-name="P38"><text:span text:style-name="T36">do text if opinion.getDecision()=='favorable'</text:span></text:p></office:annotation></text:span><text:span text:style-name="T17">AVIS FAVORABLE aux conditions reprises à l'article 1er</text:span></text:p>
              </text:list-item>
              <text:list-item>
                <text:p text:style-name="P37"><text:span text:style-name="T17"><office:annotation><dc:creator>sde </dc:creator><dc:date>2011-08-29T10:19:22</dc:date><text:p text:style-name="P38"><text:span text:style-name="T36">do text if opinion.getDecision()=='defavorable'</text:span></text:p></office:annotation></text:span><text:span text:style-name="T17">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8">er</text:span><text:span text:style-name="T5"> : </text:span><text:span text:style-name="T21">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6">do text</text:span></text:p><text:p text:style-name="P38"><text:span text:style-name="T36">from xhtml(self.portal_urban.decorateHTML('UrbanBody',self.getEquipmentAndRoadRequirements()))</text:span></text:p></office:annotation></text:span><text:span text:style-name="T4">bla</text:span></text:p>
      <text:p text:style-name="P13"/>
      <text:p text:style-name="UrbanTitle2">4) Remarques</text:p>
      <text:p text:style-name="P12"><text:span text:style-name="T24"><office:annotation><dc:creator>sde </dc:creator><dc:date>2011-08-29T11:30:00</dc:date><text:p text:style-name="P38"><text:span text:style-name="T36">do text</text:span></text:p><text:p><text:span text:style-name="T36">from xhtml(self.portal_urban.decorateHTML('UrbanBody',self.getTechnicalRemarks()))</text:span></text:p></office:annotation></text:span><text:span text:style-name="T24">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name="Section3" text:style-name="Sect1">
        <text:p text:style-name="P27"><office:annotation><dc:creator>sde </dc:creator><dc:date>2011-08-29T12:03:06</dc:date><text:p><text:span text:style-name="T36">do section- if self.getPebType() == 'complete_process'</text:span></text:p></office:annotation>7) Respecter les articles 237/22<text:span text:style-name="T28">§</text:span>2-23 et 237/24<text:span text:style-name="T28">§</text:span>2-<text:span text:style-name="T28">§</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4">do text</text:span></text:p><text:p text:style-name="P38"><text:span text:style-name="T35">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1">VOIES DE RECOURS</text:span></text:span></text:p>
      <text:p text:style-name="UrbanBody"><text:span text:style-name="Character_20_Style_20_1"><text:span text:style-name="T8">Art. 119 § 1</text:span></text:span></text:p>
      <text:p text:style-name="UrbanBody"><text:span text:style-name="Character_20_Style_20_1"><text:span text:style-name="T12"/></text:span></text:p>
      <text:p text:style-name="UrbanBody"><text:span text:style-name="Character_20_Style_20_1"><text:span text:style-name="T12">Le demandeur peut introduire un recours motivé auprès du Gouvernement par envoi recommandé à la poste :</text:span></text:span></text:p>
      <text:p text:style-name="UrbanBody"><text:span text:style-name="Character_20_Style_20_1"><text:span text:style-name="T12"/></text:span></text:p>
      <text:p text:style-name="UrbanBody"><text:span text:style-name="Character_20_Style_20_1"><text:span text:style-name="T12">1° dans les trente jours de la réception de la décision du collège communal visée à l’article 117;</text:span></text:span></text:p>
      <text:p text:style-name="UrbanBody"><text:span text:style-name="Character_20_Style_20_1"><text:span text:style-name="T12"/></text:span></text:p>
      <text:p text:style-name="UrbanBody"><text:span text:style-name="Character_20_Style_20_1"><text:span text:style-name="T12">2° dans les trente jours de la réception de la décision visée à l’article 118 ;</text:span></text:span></text:p>
      <text:p text:style-name="UrbanBody"><text:span text:style-name="Character_20_Style_20_1"><text:span text:style-name="T12"/></text:span></text:p>
      <text:p text:style-name="UrbanBody"><text:span text:style-name="Character_20_Style_20_1"><text:span text:style-name="T12">3° après quarante-cinq jours à dater de son envoi visé à l’article 118, alinéa 1</text:span></text:span><text:span text:style-name="Character_20_Style_20_1"><text:span text:style-name="T16">er</text:span></text:span><text:span text:style-name="Character_20_Style_20_1"><text:span text:style-name="T12"> , et pour autant que la décision du Fonctionnaire Délégué ne lui ait pas été envoyée.</text:span></text:span></text:p>
      <text:p text:style-name="UrbanBody"><text:span text:style-name="Character_20_Style_20_1"><text:span text:style-name="T12"/></text:span></text:p>
      <text:p text:style-name="UrbanBody"><text:span text:style-name="Character_20_Style_20_1"><text:span text:style-name="T12">(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2">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2">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8">Art. 108 § 1. </text:span></text:span></text:p>
      <text:p text:style-name="UrbanBody"><text:span text:style-name="Character_20_Style_20_1"><text:span text:style-name="T8"/></text:span></text:p>
      <text:p text:style-name="UrbanBody"><text:span text:style-name="Character_20_Style_20_1"><text:span text:style-name="T9">Le fonctionnaire délégué est tenu de vérifier que : </text:span></text:span></text:p>
      <text:p text:style-name="UrbanBody"><text:span text:style-name="Character_20_Style_20_1"><text:span text:style-name="T9"/></text:span></text:p>
      <text:p text:style-name="UrbanBody"><text:span text:style-name="Character_20_Style_20_1"><text:span text:style-name="T9">1° la procédure de délivrance du permis est régulière ;</text:span></text:span></text:p>
      <text:p text:style-name="UrbanBody"><text:span text:style-name="Character_20_Style_20_1"><text:span text:style-name="T9"/></text:span></text:p>
      <text:p text:style-name="UrbanBody"><text:span text:style-name="Character_20_Style_20_1"><text:span text:style-name="T9">2° le permis est motivé ;</text:span></text:span></text:p>
      <text:p text:style-name="UrbanBody"><text:span text:style-name="Character_20_Style_20_1"><text:span text:style-name="T9"/></text:span></text:p>
      <text:p text:style-name="UrbanBody"><text:span text:style-name="Character_20_Style_20_1"><text:span text:style-name="T9">3° le permis est conforme aux dispositions à valeur contraignante prises en vertu du Code ou, à</text:span></text:span></text:p>
      <text:p text:style-name="UrbanBody"><text:span text:style-name="Character_20_Style_20_1"><text:span text:style-name="T9"><text:s/>défaut, à la dérogation accordée en application des articles 110 à 113 ;</text:span></text:span></text:p>
      <text:p text:style-name="UrbanBody"><text:span text:style-name="Character_20_Style_20_1"><text:span text:style-name="T9"/></text:span></text:p>
      <text:p text:style-name="UrbanBody"><text:span text:style-name="Character_20_Style_20_1"><text:span text:style-name="T9">4° le permis est conforme aux dispositions à valeur indicative prises en vertu du Code ou, à défaut, qu'il est dûment motivé ;</text:span></text:span></text:p>
      <text:p text:style-name="UrbanBody"><text:span text:style-name="Character_20_Style_20_1"><text:span text:style-name="T9"/></text:span></text:p>
      <text:p text:style-name="UrbanBody"><text:span text:style-name="Character_20_Style_20_1"><text:span text:style-name="T9">5° le permis est conforme</text:span></text:span><text:span text:style-name="Character_20_Style_20_1"><text:span text:style-name="T10"> à la loi du 12 juillet 1956 établissant le statut des autoroutes et aux </text:span></text:span><text:span text:style-name="Character_20_Style_20_1"><text:span text:style-name="T12">plans parcellaires approuvés par le Gouvernement en application de l'article 6 de cette loi.</text:span></text:span></text:p>
      <text:p text:style-name="UrbanBody"><text:span text:style-name="Character_20_Style_20_1"><text:span text:style-name="T12"/></text:span></text:p>
      <text:p text:style-name="P19"><text:span text:style-name="T25">A défaut pour le permis de satisfaire aux points 1° à 5° de l'alinéa précédent, le fonctionnaire </text:span><text:soft-page-break/><text:span text:style-name="T23">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5">A défaut de notification dans le délai, le permis est annulé( – Décret-programme du 03 février 2005, art.71,al. 1</text:span><text:span text:style-name="T19">er</text:span><text:span text:style-name="T25">).</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0">- ving-cinq personnes inscrites au registre de la populationde la commune où le projet est situé s'il s'agit d'une commune comptant moins de dix mille habitants ;</text:span></text:span></text:p>
      <text:p text:style-name="P4"><text:span text:style-name="Character_20_Style_20_1"><text:span text:style-name="T30"/></text:span></text:p>
      <text:p text:style-name="P4"><text:span text:style-name="Character_20_Style_20_1"><text:span text:style-name="T30">-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0"/></text:span></text:p>
      <text:p text:style-name="P4"><text:span text:style-name="Character_20_Style_20_1"><text:span text:style-name="T30">-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0"/></text:span></text:p>
      <text:p text:style-name="P4"><text:span text:style-name="Character_20_Style_20_1"><text:span text:style-name="T30">-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0"/></text:span></text:p>
      <text:p text:style-name="P4"><text:span text:style-name="Character_20_Style_20_1"><text:span text:style-name="T30">-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family-generic="swiss" style:name="Ubuntu" svg:font-family="Ubuntu"/>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paragraph-properties fo:text-align="end" style:justify-single-word="false"/>
      <style:text-properties style:use-window-font-color="true"/>
    </style:style>
    <style:style style:family="paragraph" style:name="P4" style:parent-style-name="UrbanBody">
      <style:text-properties fo:font-size="12pt" style:font-name="Times New Roman" style:font-size-asian="12pt" style:font-size-complex="12pt" style:use-window-font-color="true"/>
    </style:style>
    <style:style style:family="paragraph" style:name="P5"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6" style:parent-style-name="UrbanBody">
      <style:text-properties fo:country="none" fo:font-size="12pt" fo:font-style="normal" fo:font-weight="normal" fo:language="zxx" style:font-name="Times New Roman" style:font-size-asian="12pt" style:font-size-complex="12pt" style:font-style-asian="normal" style:font-weight-asian="normal" style:use-window-font-color="true"/>
    </style:style>
    <style:style style:family="paragraph" style:name="P7" style:parent-style-name="UrbanBody">
      <style:text-properties fo:font-size="12pt" fo:font-style="normal" fo:font-weight="normal" style:font-name="Times New Roman" style:font-size-asian="12pt" style:font-size-complex="12pt" style:font-style-asian="normal" style:font-weight-asian="normal" style:use-window-font-color="true"/>
    </style:style>
    <style:style style:family="paragraph" style:name="P8" style:parent-style-name="UrbanBody">
      <style:text-properties fo:font-size="12pt" fo:font-style="normal" style:font-name="Times New Roman" style:font-size-asian="12pt" style:font-size-complex="12pt" style:font-style-asian="normal" style:use-window-font-color="true"/>
    </style:style>
    <style:style style:family="paragraph" style:name="P9" style:parent-style-name="UrbanBody">
      <style:text-properties fo:font-size="12pt" fo:font-style="normal" style:font-name="Times New Roman" style:font-size-asian="12pt" style:font-size-complex="12pt" style:font-style-asian="normal" style:text-underline-color="font-color" style:text-underline-style="solid" style:text-underline-width="auto" style:use-window-font-color="true"/>
    </style:style>
    <style:style style:family="paragraph" style:name="P10" style:parent-style-name="UrbanBody">
      <style:text-properties fo:font-size="12pt" fo:font-style="normal" style:font-name="Times New Roman" style:font-size-asian="12pt" style:font-size-complex="12pt" style:font-style-asian="normal" style:text-underline-style="none" style:use-window-font-color="true"/>
    </style:style>
    <style:style style:family="paragraph" style:name="P11" style:parent-style-name="UrbanBody">
      <style:text-properties fo:font-size="12pt" fo:font-style="normal" fo:font-weight="normal" style:font-name="Times New Roman" style:font-size-asian="12pt" style:font-size-complex="12pt" style:font-style-asian="normal" style:font-style-complex="normal" style:font-weight-asian="normal" style:font-weight-complex="normal" style:text-underline-style="none" style:use-window-font-color="true"/>
    </style:style>
    <style:style style:family="paragraph" style:name="P12" style:parent-style-name="UrbanBody">
      <style:text-properties fo:font-size="12pt" style:font-name="Times New Roman" style:font-size-asian="12pt" style:font-size-complex="12pt" style:text-underline-style="none" style:use-window-font-color="true"/>
    </style:style>
    <style:style style:family="paragraph" style:name="P13" style:parent-style-name="UrbanBody">
      <style:text-properties fo:country="BE" fo:font-size="12pt" fo:font-style="normal" fo:font-weight="normal" fo:language="fr" style:font-name="Times New Roman" style:font-size-asian="12pt" style:font-size-complex="12pt" style:font-style-asian="normal" style:font-weight-asian="normal" style:text-underline-style="none" style:use-window-font-color="true"/>
    </style:style>
    <style:style style:family="paragraph" style:name="P14" style:parent-style-name="UrbanBody">
      <style:text-properties fo:country="BE" fo:font-size="12pt" fo:font-style="normal" fo:font-weight="normal" fo:language="fr" style:font-name="Times New Roman" style:font-size-asian="10.5pt" style:font-size-complex="12pt" style:font-style-asian="normal" style:font-weight-asian="normal" style:text-underline-style="none" style:use-window-font-color="true"/>
    </style:style>
    <style:style style:family="paragraph" style:name="P15" style:parent-style-name="UrbanBody">
      <style:text-properties fo:country="BE" fo:font-size="12pt" fo:font-style="normal" fo:font-weight="bold" fo:language="fr" style:font-name="Times New Roman" style:font-size-asian="12pt" style:font-size-complex="12pt" style:font-style-asian="normal" style:font-weight-asian="bold" style:font-weight-complex="bold" style:text-underline-style="none" style:use-window-font-color="true"/>
    </style:style>
    <style:style style:family="paragraph" style:name="P16" style:parent-style-name="UrbanBody">
      <style:text-properties fo:country="BE" fo:font-size="12pt" fo:font-style="normal" fo:font-weight="normal" fo:language="fr" style:font-name="Times New Roman" style:font-size-asian="12pt" style:font-size-complex="12pt" style:font-style-asian="normal" style:font-weight-asian="normal" style:text-underline-color="font-color" style:text-underline-style="solid" style:text-underline-width="auto" style:use-window-font-color="true"/>
    </style:style>
    <style:style style:family="paragraph" style:name="P17" style:parent-style-name="UrbanBody">
      <style:text-properties fo:country="BE" fo:font-size="12pt" fo:font-style="normal" fo:font-weight="normal" fo:language="fr" style:font-name="Times New Roman" style:font-size-asian="10.5pt" style:font-size-complex="12pt" style:font-style-asian="normal" style:font-weight-asian="normal" style:text-underline-color="font-color" style:text-underline-style="solid" style:text-underline-width="auto" style:use-window-font-color="true"/>
    </style:style>
    <style:style style:family="paragraph" style:name="P18" style:parent-style-name="UrbanBody">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19" style:parent-style-name="UrbanBody">
      <style:text-properties fo:font-size="12pt" fo:font-style="italic" fo:font-weight="normal"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20" style:parent-style-name="UrbanBody">
      <style:text-properties fo:country="BE" fo:font-size="11pt" fo:font-style="normal" fo:font-weight="normal" fo:language="fr" style:font-name="Times New Roman" style:font-size-asian="11pt" style:font-size-complex="11pt" style:font-style-asian="normal" style:font-weight-asian="normal" style:text-underline-style="none" style:use-window-font-color="true"/>
    </style:style>
    <style:style style:family="paragraph" style:name="P21" style:parent-style-name="UrbanBody">
      <style:text-properties fo:font-size="12pt" fo:font-style="normal" style:font-name="Times New Roman2" style:font-size-asian="12pt" style:font-size-complex="12pt" style:font-style-asian="normal" style:use-window-font-color="true"/>
    </style:style>
    <style:style style:family="paragraph" style:name="P22" style:parent-style-name="UrbanBody">
      <style:text-properties fo:font-style="italic" style:font-style-asian="italic" style:font-style-complex="italic" style:use-window-font-color="true"/>
    </style:style>
    <style:style style:family="paragraph" style:name="P23" style:parent-style-name="UrbanBody">
      <style:text-properties fo:font-style="italic" fo:font-weight="normal" style:font-style-asian="italic" style:font-style-complex="italic" style:font-weight-asian="normal" style:use-window-font-color="true"/>
    </style:style>
    <style:style style:family="paragraph" style:name="P24" style:parent-style-name="UrbanBody">
      <style:text-properties fo:font-style="normal" fo:font-weight="normal" style:font-style-asian="normal" style:font-weight-asian="normal" style:use-window-font-color="true"/>
    </style:style>
    <style:style style:family="paragraph" style:name="P25" style:parent-style-name="UrbanBody">
      <style:text-properties fo:font-style="normal" style:font-style-asian="normal" style:font-style-complex="normal" style:use-window-font-color="true"/>
    </style:style>
    <style:style style:family="paragraph" style:name="P26" style:parent-style-name="UrbanBody">
      <style:paragraph-properties fo:break-before="page"/>
      <style:text-properties fo:country="BE" fo:font-size="12pt" fo:font-style="normal" fo:font-weight="normal" fo:language="fr" style:font-name="Times New Roman" style:font-size-asian="12pt" style:font-size-complex="12pt" style:font-style-asian="normal" style:font-weight-asian="normal" style:use-window-font-color="true"/>
    </style:style>
    <style:style style:family="paragraph" style:name="P27" style:parent-style-name="UrbanTitle2">
      <style:text-properties style:text-underline-style="none"/>
    </style:style>
    <style:style style:family="paragraph" style:name="P28" style:parent-style-name="UrbanTitle2">
      <style:text-properties fo:font-weight="bold" style:font-weight-asian="bold" style:font-weight-complex="bold"/>
    </style:style>
    <style:style style:family="paragraph" style:name="P29" style:parent-style-name="UrbanTitle2">
      <style:text-properties fo:font-style="italic" fo:font-weight="normal" style:font-style-asian="italic" style:font-style-complex="italic" style:font-weight-asian="normal" style:font-weight-complex="normal" style:text-underline-style="none"/>
    </style:style>
    <style:style style:family="paragraph" style:name="P30" style:parent-style-name="UrbanBody">
      <style:paragraph-properties fo:margin-left="0cm" fo:margin-right="0cm" fo:text-indent="0cm" style:auto-text-indent="false"/>
      <style:text-properties fo:font-size="12pt" fo:font-style="normal" style:font-name="Times New Roman" style:font-size-asian="12pt" style:font-size-complex="12pt" style:font-style-asian="normal" style:use-window-font-color="true"/>
    </style:style>
    <style:style style:family="paragraph" style:list-style-name="L1" style:name="P31" style:parent-style-name="UrbanBody"/>
    <style:style style:family="paragraph" style:list-style-name="L2" style:name="P32" style:parent-style-name="UrbanBody"/>
    <style:style style:family="paragraph" style:list-style-name="L3" style:name="P33" style:parent-style-name="UrbanBody"/>
    <style:style style:family="paragraph" style:list-style-name="L4" style:name="P34" style:parent-style-name="UrbanBody"/>
    <style:style style:family="paragraph" style:list-style-name="L5" style:name="P35" style:parent-style-name="UrbanBody"/>
    <style:style style:family="paragraph" style:list-style-name="L6" style:name="P36" style:parent-style-name="UrbanBody"/>
    <style:style style:family="paragraph" style:list-style-name="L7" style:name="P37" style:parent-style-name="UrbanBody"/>
    <style:style style:family="paragraph" style:name="P3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39">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style:font-style-complex="normal" style:text-underline-style="none"/>
    </style:style>
    <style:style style:family="text" style:name="T4">
      <style:text-properties fo:font-style="normal" style:font-style-asian="normal"/>
    </style:style>
    <style:style style:family="text" style:name="T5">
      <style:text-properties fo:font-style="normal" fo:font-weight="normal"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weight="bold" style:font-weight-asian="bold" style:font-weight-complex="bold"/>
    </style:style>
    <style:style style:family="text" style:name="T8">
      <style:text-properties fo:country="BE" fo:font-size="12pt" fo:font-style="normal" fo:font-weight="normal" fo:language="fr" fo:letter-spacing="-0.002cm" style:font-name="Times New Roman" style:font-size-asian="12pt" style:font-size-complex="12pt" style:font-style-asian="normal" style:font-style-complex="normal" style:font-weight-asian="normal" style:font-weight-complex="normal" style:text-underline-style="none" style:use-window-font-color="true"/>
    </style:style>
    <style:style style:family="text" style:name="T9">
      <style:text-properties fo:country="BE" fo:font-size="12pt" fo:font-style="italic" fo:font-weight="normal" fo:language="fr" fo:letter-spacing="-0.002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0">
      <style:text-properties fo:country="BE" fo:font-size="12pt" fo:font-style="italic" fo:font-weight="normal" fo:language="fr" fo:letter-spacing="0.004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1">
      <style:text-properties fo:country="BE" fo:font-size="12pt" fo:font-style="normal" fo:language="fr" style:font-name="Times New Roman" style:font-size-asian="12pt" style:font-size-complex="12pt" style:font-style-asian="normal" style:font-style-complex="normal" style:text-underline-color="font-color" style:text-underline-style="solid" style:text-underline-width="auto" style:use-window-font-color="true"/>
    </style:style>
    <style:style style:family="text" style:name="T12">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3">
      <style:text-properties fo:font-size="12pt" style:font-name="Times New Roman" style:font-size-asian="12pt" style:font-size-complex="12pt" style:use-window-font-color="true"/>
    </style:style>
    <style:style style:family="text" style:name="T14">
      <style:text-properties fo:font-size="12pt" fo:font-weight="normal" style:font-name="Times New Roman" style:font-size-asian="12pt" style:font-size-complex="12pt" style:font-weight-asian="normal" style:font-weight-complex="normal" style:use-window-font-color="true"/>
    </style:style>
    <style:style style:family="text" style:name="T15">
      <style:text-properties fo:font-size="12pt" fo:font-style="normal" style:font-name="Times New Roman" style:font-size-asian="12pt" style:font-size-complex="12pt" style:font-style-asian="normal" style:use-window-font-color="true"/>
    </style:style>
    <style:style style:family="text" style:name="T16">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position="super 58%" style:text-underline-style="none" style:use-window-font-color="true"/>
    </style:style>
    <style:style style:family="text" style:name="T17">
      <style:text-properties fo:font-size="12pt" fo:font-style="normal" style:font-name="Times New Roman2" style:font-size-asian="12pt" style:font-size-complex="12pt" style:font-style-asian="normal" style:use-window-font-color="true"/>
    </style:style>
    <style:style style:family="text" style:name="T18">
      <style:text-properties fo:font-style="normal" fo:font-weight="normal" style:font-style-asian="normal" style:font-weight-asian="normal" style:text-position="super 58%" style:text-underline-color="font-color" style:text-underline-style="solid" style:text-underline-width="auto"/>
    </style:style>
    <style:style style:family="text" style:name="T19">
      <style:text-properties fo:country="BE" fo:language="fr" fo:letter-spacing="0.004cm" style:text-position="super 58%"/>
    </style:style>
    <style:style style:family="text" style:name="T20">
      <style:text-properties fo:country="none" fo:language="zxx"/>
    </style:style>
    <style:style style:family="text" style:name="T21">
      <style:text-properties fo:country="none" fo:font-style="normal" fo:font-weight="normal" fo:language="zxx" style:font-style-asian="normal" style:font-weight-asian="normal"/>
    </style:style>
    <style:style style:family="text" style:name="T22">
      <style:text-properties fo:font-weight="normal" style:font-weight-asian="normal" style:font-weight-complex="normal"/>
    </style:style>
    <style:style style:family="text" style:name="T23">
      <style:text-properties fo:country="BE" fo:language="fr"/>
    </style:style>
    <style:style style:family="text" style:name="T24">
      <style:text-properties fo:country="BE" fo:font-style="normal" fo:font-weight="normal" fo:language="fr" style:font-style-asian="normal" style:font-weight-asian="normal"/>
    </style:style>
    <style:style style:family="text" style:name="T25">
      <style:text-properties fo:country="BE" fo:language="fr" fo:letter-spacing="0.004cm"/>
    </style:style>
    <style:style style:family="text" style:name="T26">
      <style:text-properties fo:font-size="11pt" style:font-size-asian="11pt" style:font-size-complex="11pt"/>
    </style:style>
    <style:style style:family="text" style:name="T27">
      <style:text-properties fo:font-size="11pt" fo:font-weight="normal" style:font-size-asian="11pt" style:font-size-complex="11pt" style:font-weight-asian="normal" style:font-weight-complex="normal"/>
    </style:style>
    <style:style style:family="text" style:name="T28">
      <style:text-properties style:font-name="Times New Roman2"/>
    </style:style>
    <style:style style:family="text" style:name="T29">
      <style:text-properties fo:font-style="normal" fo:font-weight="normal" style:font-name="Times New Roman2" style:font-style-asian="normal" style:font-weight-asian="normal"/>
    </style:style>
    <style:style style:family="text" style:name="T30">
      <style:text-properties fo:country="BE" fo:font-size="12pt" fo:font-style="italic" fo:language="fr" style:font-size-asian="12pt" style:font-style-asian="italic" style:font-style-complex="italic" style:text-underline-style="none"/>
    </style:style>
    <style:style style:family="text" style:name="T31">
      <style:text-properties officeooo:rsid="000924da"/>
    </style:style>
    <style:style style:family="text" style:name="T32">
      <style:text-properties fo:background-color="#ffff00" loext:char-shading-value="0"/>
    </style:style>
    <style:style style:family="text" style:name="T33">
      <style:text-properties fo:background-color="#ffff00" loext:char-shading-value="0"/>
    </style:style>
    <style:style style:family="text" style:name="T3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6">
      <style:text-properties fo:country="BE" fo:font-size="10pt" fo:font-style="normal" fo:font-weight="normal" fo:language="fr"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7">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8">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39">
      <style:text-properties fo:country="none" fo:font-size="10pt" fo:font-style="normal" fo:font-weight="normal" fo:language="zxx"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40">
      <style:text-properties fo:country="BE" fo:font-size="10pt" fo:font-style="normal" fo:font-weight="normal" fo:language="fr" fo:letter-spacing="normal" fo:text-shadow="none" style:country-asian="CN" style:country-complex="IN" style:font-name="Ubuntu"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section" style:name="Sect1">
      <style:section-properties style:editable="false">
        <style:columns fo:column-count="1" fo:column-gap="0cm"/>
      </style:section-properties>
    </style:style>
    <text:list-style style:name="L1">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4">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5">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6">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7">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Frame1" draw:style-name="fr1" draw:z-index="0" svg:height="5.23cm" svg:width="7.13cm" svg:x="-0.011cm" svg:y="-0.011cm" text:anchor-type="paragraph"><draw:text-box><text:p text:style-name="Standard"><office:annotation><dc:creator>sde </dc:creator><dc:date>2011-07-26T10:00:42</dc:date><text:p text:style-name="P39"><text:span text:style-name="T36">do text</text:span></text:p><text:p text:style-name="P39"><text:span text:style-name="T36">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name="Cadre1" draw:style-name="fr1" draw:z-index="1" svg:height="3.256cm" svg:width="8.511cm" svg:x="7.796cm" svg:y="0.051cm" text:anchor-type="paragraph"><draw:text-box><text:p text:style-name="Standard"><text:span text:style-name="T2"><office:annotation><dc:creator>sde </dc:creator><dc:date>2011-07-27T10:01:44</dc:date><text:p text:style-name="P38"><text:span text:style-name="T34">do text if not len(self.getApplicants()) &gt; 1</text:span></text:p><text:p text:style-name="P38"><text:span text:style-name="T35">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4">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4"/>
      <text:p text:style-name="P2"/>
      <text:p text:style-name="P2"><text:span text:style-name="T7">Objet :</text:span> <text:text-input text:description="Objet des travaux">self.getLicenceSubject()</text:text-input></text:p>
      <text:p text:style-name="P2"><text:span text:style-name="T7">Situation : </text:span><text:text-input text:description="Situation des travaux">self.getWorkLocationSignaletic()</text:text-input></text:p>
      <text:p text:style-name="P2"><text:span text:style-name="T7">Référence cadastrale :</text:span> <text:text-input text:description="Bien-Parcelles">licence_view.get_parcels()</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5">do text if not len(self.getApplicants()) &gt; 1</text:span></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text:span text:style-name="T31">récépissé</text:span> en date du <text:span text:style-name="T21"><text:text-input text:description="Date du récépissé">tool.formatDate(self.getLastDeposit().getEventDate())</text:text-input></text:span><text:span text:style-name="T21"><text:s/></text:span><text:span text:style-name="T5">;</text:span></text:p>
      <text:p text:style-name="P7"><text:span text:style-name="T20"><office:annotation><dc:creator>sde </dc:creator><dc:date>2011-08-30T09:24:33</dc:date><text:p text:style-name="P38"><text:span text:style-name="T36">do text if len(self.getAllMissingPartDeposits()) == 1</text:span></text:p></office:annotation></text:span><text:span text:style-name="T20">Considérant que cette demande était incomplète, que celle-ci a été complétée en date du </text:span><text:span text:style-name="T20"><text:text-input text:description="Date du récépissé">tool.formatDate(self.getAllMissingPartDeposits()[0].getEventDate())</text:text-input></text:span><text:span text:style-name="T20"><text:s/>;</text:span></text:p>
      <text:section text:name="Section4" text:style-name="Sect1">
        <text:p text:style-name="P4"><text:span text:style-name="T5"><office:annotation><dc:creator>sde </dc:creator><dc:date>2011-08-30T09:24:33</dc:date><text:p text:style-name="P38"><text:span text:style-name="T36">do section- for ack in self.getAllMissingPartDeposits()[:-1]</text:span></text:p></office:annotation></text:span><text:span text:style-name="T5">en date du </text:span><text:span text:style-name="T21"><text:text-input text:description="Date du récépissé">tool.formatDate(deposit.getEventDate())</text:text-input></text:span><text:span text:style-name="T21">,</text:span></text:p>
      </text:section>
      <text:p text:style-name="P4"><text:span text:style-name="T21"><office:annotation><dc:creator>sde </dc:creator><dc:date>2011-08-30T09:48:32</dc:date><text:p text:style-name="P38"><text:span text:style-name="T39">do text if len(self.getAllMissingPartDeposits()) &gt; 1</text:span></text:p></office:annotation></text:span><text:span text:style-name="T21">et en date du </text:span><text:span text:style-name="T21"><text:text-input text:description="Date du récépissé">tool.formatDate(self.getAllMissingPartDeposits()[-1].getEventDate())</text:text-input></text:span><text:span text:style-name="T21">.</text:span></text:p>
      <text:p text:style-name="P4"><text:span text:style-name="T5">Considérant que le dossier a été déclaré complet le </text:span><text:span text:style-name="T21"><text:text-input text:description="Date du récépissé">tool.formatDate(self.getLastAcknowledgment().getEventDate())</text:text-input></text:span><text:span text:style-name="T21"><text:s/>par accusé de réception transmis le </text:span><text:span text:style-name="T21"><text:text-input text:description="Date du récépissé">tool.formatDate(self.getLastAcknowledgment().getTransmitDate())</text:text-input></text:span><text:span text:style-name="T21"><text:s/></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1"><text:text-input text:description="Date du récépissé">self.getValueForTemplate('folderZone')</text:text-input></text:span><text:s/>de s<text:span text:style-name="T33">ecteur de MONS-BORINAGE adopté par arrêté de l'Éxécutif Régional Wallon du 9 novembre 1983 (M.B. Du 15 Novembre 1984), </text:span>qui n'a pas cessé de produire ses effets pour le bien précité.<text:line-break/></text:p>
      <text:p text:style-name="P4"><text:span text:style-name="T26"><office:annotation><dc:creator>sde </dc:creator><dc:date>2011-08-05T08:21:16</dc:date><text:p text:style-name="P38"><text:span text:style-name="T37">do text if self.getIsInPCA()</text:span></text:p></office:annotation></text:span>Considérant que le bien est situé en zone d'habitat dans le périmètre du plan communal d'aménagement <text:span text:style-name="T22"><text:text-input text:description="Objet des travaux">self.getPca(theObject=True).getNumber()</text:text-input></text:span><text:span text:style-name="T22"><text:s/>approuvé par Arrêté </text:span><text:span text:style-name="T22"><text:text-input text:description="Objet des travaux">self.getPca(theObject=True).getDecreeType()</text:text-input></text:span><text:span text:style-name="T22"><text:s/>du </text:span><text:span text:style-name="T22"><text:text-input text:description="Objet des travaux">tool.formatDate(self.getPca(theObject=True).getDecreeDate(), translatemonth=True)</text:text-input></text:span><text:span text:style-name="T22"><text:s/>, qui n'a cessé de produire ses effets pour le bien précité ;<text:line-break/></text:span></text:p>
      <text:p text:style-name="P4"><text:span text:style-name="T26"><office:annotation><dc:creator>sde </dc:creator><dc:date>2011-08-05T08:21:16</dc:date><text:p text:style-name="P38"><text:span text:style-name="T37">do text if self.getIsInSubdivision()</text:span></text:p></office:annotation></text:span>Considérant que le bien est situé sur le lot n°</text:p>
      <text:p text:style-name="P4"><text:span text:style-name="T27"><office:annotation><dc:creator>sde </dc:creator><dc:date>2011-08-08T13:29:49</dc:date><text:p text:style-name="P38"><text:span text:style-name="T37">do text</text:span></text:p><text:p text:style-name="P38"><text:span text:style-name="T37">f</text:span><text:span text:style-name="T34">rom xhtml(self.getSubdivisionDetails())</text:span></text:p></office:annotation></text:span><text:s/></text:p>
      <text:p text:style-name="P4">dans le périmètre du lotissement <text:span text:style-name="T22"><text:text-input text:description="Objet des travaux">self.getParcellings().getLabel()</text:text-input></text:span><text:span text:style-name="T22"><text:s/></text:span>non périmé autorisé par [APP_LOT] <text:s/>le <text:span text:style-name="T22"><text:text-input text:description="Objet des travaux">tool.formatDate(self.getParcellings().getAuthorizationDate(), translatemonth=True)</text:text-input></text:span><text:span text:style-name="T22"><text:line-break/></text:span></text:p>
      <text:p text:style-name="P4"><office:annotation><dc:creator>sde </dc:creator><dc:date>2011-08-26T08:54:52</dc:date><text:p text:style-name="P38"><text:span text:style-name="T37">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6">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6">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4"><text:span text:style-name="T5"><office:annotation><dc:creator>sde </dc:creator><dc:date>2011-08-31T08:53:15</dc:date><text:p text:style-name="P38"><text:span text:style-name="T36">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9">§</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7">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7">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7">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6">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6">do text if len(self.getCatchmentArea()) &gt; 0 and 'outside' not in </text:span><text:span text:style-name="T37">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6">do text if 'nonepuration' in self.templateRoadEquipments(self.getRoadEquipments()) </text:span><text:span text:style-name="T37">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6">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6">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6">do text if not self.getImpactStudy()</text:span></text:p></office:annotation>Considérant que la demande de permis comprend une notice d'évaluation des incidences sur l'environnement ;</text:p>
      <text:section text:name="Section6" text:style-name="Sect1">
        <text:p text:style-name="P8"><office:annotation><dc:creator>sde </dc:creator><dc:date>2011-08-31T12:25:32</dc:date><text:p text:style-name="P38"><text:span text:style-name="T36">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text:style-name="L1" xml:id="list333711486">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text:style-name="L2" xml:id="list3672044099">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text:style-name="L3" xml:id="list3958325150">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6">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6">do text if self.getArchitects() is None</text:span></text:p></office:annotation>Attendu que les travaux ou actes faisant l'objet de la présente ne sont pas repris aux articles 262 à 264 du Code précité  ;</text:p>
      <text:p text:style-name="UrbanBody"><text:span text:style-name="T13"><office:annotation><dc:creator>sde </dc:creator><dc:date>2011-08-25T11:05:30</dc:date><text:p text:style-name="P38"><text:span text:style-name="T36">do text if self.getLastInquiry() is not None and </text:span><text:span text:style-name="T37">self.getLastInquiry()</text:span><text:span text:style-name="T36">.getLinkedInquiry() is not None</text:span></text:p></office:annotation></text:span><text:span text:style-name="T13"><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name="Section1" text:style-name="Sect1">
        <text:list text:style-name="L4" xml:id="list455765480">
          <text:list-item>
            <text:p text:style-name="P34"><text:span text:style-name="T13"><office:annotation><dc:creator>Stéphan Geulette</dc:creator><dc:date>2011-04-11T21:05:37</dc:date><text:p text:style-name="P38"><text:span text:style-name="T35">do section- for article in self.getInvestigationArticles()</text:span></text:p></office:annotation></text:span><text:span text:style-name="T14"><text:s/></text:span><text:span text:style-name="T14"><office:annotation><dc:creator>Stéphan Geulette</dc:creator><dc:date>2011-04-11T13:26:13</dc:date><text:p text:style-name="P38"><text:span text:style-name="T38">do text</text:span></text:p><text:p text:style-name="P38"><text:span text:style-name="T38">from xhtml(</text:span><text:span text:style-name="T35">self.portal_urban.decorateHTML('UrbanBody',</text:span><text:span text:style-name="T38">self.getTerm('investigationarticles', article).getFormattedDescription()))</text:span></text:p></office:annotation></text:span><text:span text:style-name="T14">ceci est remplacé par le paragraphe correspondant à l'article choisi</text:span></text:p>
          </text:list-item>
        </text:list>
      </text:section>
      <text:p text:style-name="P8"><office:annotation><dc:creator>sde </dc:creator><dc:date>2011-08-29T08:36:34</dc:date><text:p text:style-name="P38"><text:span text:style-name="T36">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6">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6">do text if len(self.getDerogation()) &gt; 0</text:span></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8"><office:annotation><dc:creator>sde </dc:creator><dc:date>2011-08-29T09:46:33</dc:date><text:p text:style-name="P38"><text:span text:style-name="T36">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6">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6">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6">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8">§ 5, alinéa 2 du Code précité ;<text:line-break/></text:span></text:p>
      <text:p text:style-name="P8"><text:span text:style-name="T28"><office:annotation><dc:creator>sde </dc:creator><dc:date>2011-08-29T10:19:22</dc:date><text:p text:style-name="P38"><text:span text:style-name="T36">do text if len(self.getAllOpinionRequestsNoDup()) &gt; 0</text:span></text:p></office:annotation></text:span><text:span text:style-name="T28">Considérant que les services ou commissions ci-après ont été consultés pour les motifs suivants :</text:span></text:p>
      <text:section text:name="Section2" text:style-name="Sect1">
        <text:list text:style-name="L5" xml:id="list3329361635">
          <text:list-item>
            <text:p text:style-name="P35"><text:span text:style-name="T15"><office:annotation><dc:creator>sde </dc:creator><dc:date>2011-08-29T10:20:31</dc:date><text:p text:style-name="P38"><text:span text:style-name="T36">do section- for opinion in </text:span><text:span text:style-name="T37">self.getAllOpinionRequestsNoDup()</text:span></text:p></office:annotation></text:span><text:span text:style-name="T15"><text:text-input text:description="Demandeurs">opinion.getUrbaneventtypes().title[16:-1]</text:text-input></text:span><text:span text:style-name="T15"> : (motif) ... ; que son avis sollicité en date du </text:span><text:span text:style-name="T15"><text:text-input text:description="Demandeurs">tool.formatDate(opinion.getEventDate())</text:text-input></text:span><text:span text:style-name="T15"><text:s/>et transmis en date </text:span><text:span text:style-name="T15"><text:text-input text:description="Demandeurs">tool.formatDate(opinion.getReceiptDate())</text:text-input></text:span><text:span text:style-name="T15">  est </text:span><text:span text:style-name="T15"><text:text-input text:description="Demandeurs">self.getValueForTemplate('externalDecision').lower()</text:text-input></text:span><text:span text:style-name="T15">  ;</text:span></text:p>
          </text:list-item>
        </text:list>
      </text:section>
      <text:p text:style-name="P21"/>
      <text:section text:name="Section5" text:style-name="Sect1">
        <text:p text:style-name="P8"><office:annotation><dc:creator>sde </dc:creator><dc:date>2011-08-29T10:20:31</dc:date><text:p text:style-name="P38"><text:span text:style-name="T36">do section- for opinion in </text:span><text:span text:style-name="T37">self.getAllOpinionRequestsNoDup()</text:span></text:p></office:annotation><office:annotation><dc:creator>sde </dc:creator><dc:date>2011-08-31T11:38:47</dc:date><text:p text:style-name="P38"><text:span text:style-name="T36">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8">§</text:span> 2 du CWATUP, l'avis est réputé favorable ;</text:p>
        <text:p text:style-name="P8"/>
      </text:section>
      <text:p text:style-name="P21">Vu l'avis des Services Techniques sur le projet, libelé comme suit :</text:p>
      <text:section text:name="Section7" text:style-name="Sect1">
        <text:list text:style-name="L6" xml:id="list192167256">
          <text:list-item>
            <text:p text:style-name="P36"><text:span text:style-name="T17"><office:annotation><dc:creator>sde </dc:creator><dc:date>2011-09-01T13:58:15</dc:date><text:p text:style-name="P38"><text:span text:style-name="T36">do section- for opinion in self.getAllTechnicalServiceOpinionRequestsNoDup()</text:span></text:p><text:p text:style-name="P38"><text:span text:style-name="T36"><text:s/></text:span></text:p></office:annotation></text:span><text:span text:style-name="T17">Avis ST </text:span><text:span text:style-name="T17"><text:text-input text:description="Demandeurs">opinion.getUrbaneventtypes().title.split(' ')[-1]</text:text-input></text:span><text:span text:style-name="T17"> </text:span></text:p>
          </text:list-item>
        </text:list>
        <text:list text:style-name="L7" xml:id="list2065755725">
          <text:list-item>
            <text:list>
              <text:list-item>
                <text:p text:style-name="P37"><text:span text:style-name="T17"><office:annotation><dc:creator>sde </dc:creator><dc:date>2011-08-29T10:19:22</dc:date><text:p text:style-name="P38"><text:span text:style-name="T36">do text if opinion.getDecision()=='favorable'</text:span></text:p></office:annotation></text:span><text:span text:style-name="T17">AVIS FAVORABLE aux conditions reprises à l'article 1er</text:span></text:p>
              </text:list-item>
              <text:list-item>
                <text:p text:style-name="P37"><text:span text:style-name="T17"><office:annotation><dc:creator>sde </dc:creator><dc:date>2011-08-29T10:19:22</dc:date><text:p text:style-name="P38"><text:span text:style-name="T36">do text if opinion.getDecision()=='defavorable'</text:span></text:p></office:annotation></text:span><text:span text:style-name="T17">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8">er</text:span><text:span text:style-name="T5"> : </text:span><text:span text:style-name="T21">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6">do text</text:span></text:p><text:p text:style-name="P38"><text:span text:style-name="T36">from xhtml(self.portal_urban.decorateHTML('UrbanBody',self.getEquipmentAndRoadRequirements()))</text:span></text:p></office:annotation></text:span><text:span text:style-name="T4">bla</text:span></text:p>
      <text:p text:style-name="P13"/>
      <text:p text:style-name="UrbanTitle2">4) Remarques</text:p>
      <text:p text:style-name="P12"><text:span text:style-name="T24"><office:annotation><dc:creator>sde </dc:creator><dc:date>2011-08-29T11:30:00</dc:date><text:p text:style-name="P38"><text:span text:style-name="T36">do text</text:span></text:p><text:p><text:span text:style-name="T36">from xhtml(self.portal_urban.decorateHTML('UrbanBody',self.getTechnicalRemarks()))</text:span></text:p></office:annotation></text:span><text:span text:style-name="T24">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name="Section3" text:style-name="Sect1">
        <text:p text:style-name="P27"><office:annotation><dc:creator>sde </dc:creator><dc:date>2011-08-29T12:03:06</dc:date><text:p><text:span text:style-name="T36">do section- if self.getPebType() == 'complete_process'</text:span></text:p></office:annotation>7) Respecter les articles 237/22<text:span text:style-name="T28">§</text:span>2-23 et 237/24<text:span text:style-name="T28">§</text:span>2-<text:span text:style-name="T28">§</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4">do text</text:span></text:p><text:p text:style-name="P38"><text:span text:style-name="T35">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1">VOIES DE RECOURS</text:span></text:span></text:p>
      <text:p text:style-name="UrbanBody"><text:span text:style-name="Character_20_Style_20_1"><text:span text:style-name="T8">Art. 119 § 1</text:span></text:span></text:p>
      <text:p text:style-name="UrbanBody"><text:span text:style-name="Character_20_Style_20_1"><text:span text:style-name="T12"/></text:span></text:p>
      <text:p text:style-name="UrbanBody"><text:span text:style-name="Character_20_Style_20_1"><text:span text:style-name="T12">Le demandeur peut introduire un recours motivé auprès du Gouvernement par envoi recommandé à la poste :</text:span></text:span></text:p>
      <text:p text:style-name="UrbanBody"><text:span text:style-name="Character_20_Style_20_1"><text:span text:style-name="T12"/></text:span></text:p>
      <text:p text:style-name="UrbanBody"><text:span text:style-name="Character_20_Style_20_1"><text:span text:style-name="T12">1° dans les trente jours de la réception de la décision du collège communal visée à l’article 117;</text:span></text:span></text:p>
      <text:p text:style-name="UrbanBody"><text:span text:style-name="Character_20_Style_20_1"><text:span text:style-name="T12"/></text:span></text:p>
      <text:p text:style-name="UrbanBody"><text:span text:style-name="Character_20_Style_20_1"><text:span text:style-name="T12">2° dans les trente jours de la réception de la décision visée à l’article 118 ;</text:span></text:span></text:p>
      <text:p text:style-name="UrbanBody"><text:span text:style-name="Character_20_Style_20_1"><text:span text:style-name="T12"/></text:span></text:p>
      <text:p text:style-name="UrbanBody"><text:span text:style-name="Character_20_Style_20_1"><text:span text:style-name="T12">3° après quarante-cinq jours à dater de son envoi visé à l’article 118, alinéa 1</text:span></text:span><text:span text:style-name="Character_20_Style_20_1"><text:span text:style-name="T16">er</text:span></text:span><text:span text:style-name="Character_20_Style_20_1"><text:span text:style-name="T12"> , et pour autant que la décision du Fonctionnaire Délégué ne lui ait pas été envoyée.</text:span></text:span></text:p>
      <text:p text:style-name="UrbanBody"><text:span text:style-name="Character_20_Style_20_1"><text:span text:style-name="T12"/></text:span></text:p>
      <text:p text:style-name="UrbanBody"><text:span text:style-name="Character_20_Style_20_1"><text:span text:style-name="T12">(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2">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2">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8">Art. 108 § 1. </text:span></text:span></text:p>
      <text:p text:style-name="UrbanBody"><text:span text:style-name="Character_20_Style_20_1"><text:span text:style-name="T8"/></text:span></text:p>
      <text:p text:style-name="UrbanBody"><text:span text:style-name="Character_20_Style_20_1"><text:span text:style-name="T9">Le fonctionnaire délégué est tenu de vérifier que : </text:span></text:span></text:p>
      <text:p text:style-name="UrbanBody"><text:span text:style-name="Character_20_Style_20_1"><text:span text:style-name="T9"/></text:span></text:p>
      <text:p text:style-name="UrbanBody"><text:span text:style-name="Character_20_Style_20_1"><text:span text:style-name="T9">1° la procédure de délivrance du permis est régulière ;</text:span></text:span></text:p>
      <text:p text:style-name="UrbanBody"><text:span text:style-name="Character_20_Style_20_1"><text:span text:style-name="T9"/></text:span></text:p>
      <text:p text:style-name="UrbanBody"><text:span text:style-name="Character_20_Style_20_1"><text:span text:style-name="T9">2° le permis est motivé ;</text:span></text:span></text:p>
      <text:p text:style-name="UrbanBody"><text:span text:style-name="Character_20_Style_20_1"><text:span text:style-name="T9"/></text:span></text:p>
      <text:p text:style-name="UrbanBody"><text:span text:style-name="Character_20_Style_20_1"><text:span text:style-name="T9">3° le permis est conforme aux dispositions à valeur contraignante prises en vertu du Code ou, à</text:span></text:span></text:p>
      <text:p text:style-name="UrbanBody"><text:span text:style-name="Character_20_Style_20_1"><text:span text:style-name="T9"><text:s/>défaut, à la dérogation accordée en application des articles 110 à 113 ;</text:span></text:span></text:p>
      <text:p text:style-name="UrbanBody"><text:span text:style-name="Character_20_Style_20_1"><text:span text:style-name="T9"/></text:span></text:p>
      <text:p text:style-name="UrbanBody"><text:span text:style-name="Character_20_Style_20_1"><text:span text:style-name="T9">4° le permis est conforme aux dispositions à valeur indicative prises en vertu du Code ou, à défaut, qu'il est dûment motivé ;</text:span></text:span></text:p>
      <text:p text:style-name="UrbanBody"><text:span text:style-name="Character_20_Style_20_1"><text:span text:style-name="T9"/></text:span></text:p>
      <text:p text:style-name="UrbanBody"><text:span text:style-name="Character_20_Style_20_1"><text:span text:style-name="T9">5° le permis est conforme</text:span></text:span><text:span text:style-name="Character_20_Style_20_1"><text:span text:style-name="T10"> à la loi du 12 juillet 1956 établissant le statut des autoroutes et aux </text:span></text:span><text:span text:style-name="Character_20_Style_20_1"><text:span text:style-name="T12">plans parcellaires approuvés par le Gouvernement en application de l'article 6 de cette loi.</text:span></text:span></text:p>
      <text:p text:style-name="UrbanBody"><text:span text:style-name="Character_20_Style_20_1"><text:span text:style-name="T12"/></text:span></text:p>
      <text:p text:style-name="P19"><text:span text:style-name="T25">A défaut pour le permis de satisfaire aux points 1° à 5° de l'alinéa précédent, le fonctionnaire </text:span><text:soft-page-break/><text:span text:style-name="T23">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5">A défaut de notification dans le délai, le permis est annulé( – Décret-programme du 03 février 2005, art.71,al. 1</text:span><text:span text:style-name="T19">er</text:span><text:span text:style-name="T25">).</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0">- ving-cinq personnes inscrites au registre de la populationde la commune où le projet est situé s'il s'agit d'une commune comptant moins de dix mille habitants ;</text:span></text:span></text:p>
      <text:p text:style-name="P4"><text:span text:style-name="Character_20_Style_20_1"><text:span text:style-name="T30"/></text:span></text:p>
      <text:p text:style-name="P4"><text:span text:style-name="Character_20_Style_20_1"><text:span text:style-name="T30">-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0"/></text:span></text:p>
      <text:p text:style-name="P4"><text:span text:style-name="Character_20_Style_20_1"><text:span text:style-name="T30">-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0"/></text:span></text:p>
      <text:p text:style-name="P4"><text:span text:style-name="Character_20_Style_20_1"><text:span text:style-name="T30">-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0"/></text:span></text:p>
      <text:p text:style-name="P4"><text:span text:style-name="Character_20_Style_20_1"><text:span text:style-name="T30">-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family-generic="swiss" style:name="Ubuntu" svg:font-family="Ubuntu"/>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paragraph-properties fo:text-align="end" style:justify-single-word="false"/>
      <style:text-properties style:use-window-font-color="true"/>
    </style:style>
    <style:style style:family="paragraph" style:name="P4" style:parent-style-name="UrbanBody">
      <style:text-properties fo:font-size="12pt" style:font-name="Times New Roman" style:font-size-asian="12pt" style:font-size-complex="12pt" style:use-window-font-color="true"/>
    </style:style>
    <style:style style:family="paragraph" style:name="P5"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6" style:parent-style-name="UrbanBody">
      <style:text-properties fo:country="none" fo:font-size="12pt" fo:font-style="normal" fo:font-weight="normal" fo:language="zxx" style:font-name="Times New Roman" style:font-size-asian="12pt" style:font-size-complex="12pt" style:font-style-asian="normal" style:font-weight-asian="normal" style:use-window-font-color="true"/>
    </style:style>
    <style:style style:family="paragraph" style:name="P7" style:parent-style-name="UrbanBody">
      <style:text-properties fo:font-size="12pt" fo:font-style="normal" fo:font-weight="normal" style:font-name="Times New Roman" style:font-size-asian="12pt" style:font-size-complex="12pt" style:font-style-asian="normal" style:font-weight-asian="normal" style:use-window-font-color="true"/>
    </style:style>
    <style:style style:family="paragraph" style:name="P8" style:parent-style-name="UrbanBody">
      <style:text-properties fo:font-size="12pt" fo:font-style="normal" style:font-name="Times New Roman" style:font-size-asian="12pt" style:font-size-complex="12pt" style:font-style-asian="normal" style:use-window-font-color="true"/>
    </style:style>
    <style:style style:family="paragraph" style:name="P9" style:parent-style-name="UrbanBody">
      <style:text-properties fo:font-size="12pt" fo:font-style="normal" style:font-name="Times New Roman" style:font-size-asian="12pt" style:font-size-complex="12pt" style:font-style-asian="normal" style:text-underline-color="font-color" style:text-underline-style="solid" style:text-underline-width="auto" style:use-window-font-color="true"/>
    </style:style>
    <style:style style:family="paragraph" style:name="P10" style:parent-style-name="UrbanBody">
      <style:text-properties fo:font-size="12pt" fo:font-style="normal" style:font-name="Times New Roman" style:font-size-asian="12pt" style:font-size-complex="12pt" style:font-style-asian="normal" style:text-underline-style="none" style:use-window-font-color="true"/>
    </style:style>
    <style:style style:family="paragraph" style:name="P11" style:parent-style-name="UrbanBody">
      <style:text-properties fo:font-size="12pt" fo:font-style="normal" fo:font-weight="normal" style:font-name="Times New Roman" style:font-size-asian="12pt" style:font-size-complex="12pt" style:font-style-asian="normal" style:font-style-complex="normal" style:font-weight-asian="normal" style:font-weight-complex="normal" style:text-underline-style="none" style:use-window-font-color="true"/>
    </style:style>
    <style:style style:family="paragraph" style:name="P12" style:parent-style-name="UrbanBody">
      <style:text-properties fo:font-size="12pt" style:font-name="Times New Roman" style:font-size-asian="12pt" style:font-size-complex="12pt" style:text-underline-style="none" style:use-window-font-color="true"/>
    </style:style>
    <style:style style:family="paragraph" style:name="P13" style:parent-style-name="UrbanBody">
      <style:text-properties fo:country="BE" fo:font-size="12pt" fo:font-style="normal" fo:font-weight="normal" fo:language="fr" style:font-name="Times New Roman" style:font-size-asian="12pt" style:font-size-complex="12pt" style:font-style-asian="normal" style:font-weight-asian="normal" style:text-underline-style="none" style:use-window-font-color="true"/>
    </style:style>
    <style:style style:family="paragraph" style:name="P14" style:parent-style-name="UrbanBody">
      <style:text-properties fo:country="BE" fo:font-size="12pt" fo:font-style="normal" fo:font-weight="normal" fo:language="fr" style:font-name="Times New Roman" style:font-size-asian="10.5pt" style:font-size-complex="12pt" style:font-style-asian="normal" style:font-weight-asian="normal" style:text-underline-style="none" style:use-window-font-color="true"/>
    </style:style>
    <style:style style:family="paragraph" style:name="P15" style:parent-style-name="UrbanBody">
      <style:text-properties fo:country="BE" fo:font-size="12pt" fo:font-style="normal" fo:font-weight="bold" fo:language="fr" style:font-name="Times New Roman" style:font-size-asian="12pt" style:font-size-complex="12pt" style:font-style-asian="normal" style:font-weight-asian="bold" style:font-weight-complex="bold" style:text-underline-style="none" style:use-window-font-color="true"/>
    </style:style>
    <style:style style:family="paragraph" style:name="P16" style:parent-style-name="UrbanBody">
      <style:text-properties fo:country="BE" fo:font-size="12pt" fo:font-style="normal" fo:font-weight="normal" fo:language="fr" style:font-name="Times New Roman" style:font-size-asian="12pt" style:font-size-complex="12pt" style:font-style-asian="normal" style:font-weight-asian="normal" style:text-underline-color="font-color" style:text-underline-style="solid" style:text-underline-width="auto" style:use-window-font-color="true"/>
    </style:style>
    <style:style style:family="paragraph" style:name="P17" style:parent-style-name="UrbanBody">
      <style:text-properties fo:country="BE" fo:font-size="12pt" fo:font-style="normal" fo:font-weight="normal" fo:language="fr" style:font-name="Times New Roman" style:font-size-asian="10.5pt" style:font-size-complex="12pt" style:font-style-asian="normal" style:font-weight-asian="normal" style:text-underline-color="font-color" style:text-underline-style="solid" style:text-underline-width="auto" style:use-window-font-color="true"/>
    </style:style>
    <style:style style:family="paragraph" style:name="P18" style:parent-style-name="UrbanBody">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19" style:parent-style-name="UrbanBody">
      <style:text-properties fo:font-size="12pt" fo:font-style="italic" fo:font-weight="normal" style:font-name="Times New Roman" style:font-size-asian="12pt" style:font-size-complex="12pt" style:font-style-asian="italic" style:font-style-complex="italic" style:font-weight-asian="normal" style:font-weight-complex="normal" style:text-underline-style="none" style:use-window-font-color="true"/>
    </style:style>
    <style:style style:family="paragraph" style:name="P20" style:parent-style-name="UrbanBody">
      <style:text-properties fo:country="BE" fo:font-size="11pt" fo:font-style="normal" fo:font-weight="normal" fo:language="fr" style:font-name="Times New Roman" style:font-size-asian="11pt" style:font-size-complex="11pt" style:font-style-asian="normal" style:font-weight-asian="normal" style:text-underline-style="none" style:use-window-font-color="true"/>
    </style:style>
    <style:style style:family="paragraph" style:name="P21" style:parent-style-name="UrbanBody">
      <style:text-properties fo:font-size="12pt" fo:font-style="normal" style:font-name="Times New Roman2" style:font-size-asian="12pt" style:font-size-complex="12pt" style:font-style-asian="normal" style:use-window-font-color="true"/>
    </style:style>
    <style:style style:family="paragraph" style:name="P22" style:parent-style-name="UrbanBody">
      <style:text-properties fo:font-style="italic" style:font-style-asian="italic" style:font-style-complex="italic" style:use-window-font-color="true"/>
    </style:style>
    <style:style style:family="paragraph" style:name="P23" style:parent-style-name="UrbanBody">
      <style:text-properties fo:font-style="italic" fo:font-weight="normal" style:font-style-asian="italic" style:font-style-complex="italic" style:font-weight-asian="normal" style:use-window-font-color="true"/>
    </style:style>
    <style:style style:family="paragraph" style:name="P24" style:parent-style-name="UrbanBody">
      <style:text-properties fo:font-style="normal" fo:font-weight="normal" style:font-style-asian="normal" style:font-weight-asian="normal" style:use-window-font-color="true"/>
    </style:style>
    <style:style style:family="paragraph" style:name="P25" style:parent-style-name="UrbanBody">
      <style:text-properties fo:font-style="normal" style:font-style-asian="normal" style:font-style-complex="normal" style:use-window-font-color="true"/>
    </style:style>
    <style:style style:family="paragraph" style:name="P26" style:parent-style-name="UrbanBody">
      <style:paragraph-properties fo:break-before="page"/>
      <style:text-properties fo:country="BE" fo:font-size="12pt" fo:font-style="normal" fo:font-weight="normal" fo:language="fr" style:font-name="Times New Roman" style:font-size-asian="12pt" style:font-size-complex="12pt" style:font-style-asian="normal" style:font-weight-asian="normal" style:use-window-font-color="true"/>
    </style:style>
    <style:style style:family="paragraph" style:name="P27" style:parent-style-name="UrbanTitle2">
      <style:text-properties style:text-underline-style="none"/>
    </style:style>
    <style:style style:family="paragraph" style:name="P28" style:parent-style-name="UrbanTitle2">
      <style:text-properties fo:font-weight="bold" style:font-weight-asian="bold" style:font-weight-complex="bold"/>
    </style:style>
    <style:style style:family="paragraph" style:name="P29" style:parent-style-name="UrbanTitle2">
      <style:text-properties fo:font-style="italic" fo:font-weight="normal" style:font-style-asian="italic" style:font-style-complex="italic" style:font-weight-asian="normal" style:font-weight-complex="normal" style:text-underline-style="none"/>
    </style:style>
    <style:style style:family="paragraph" style:name="P30" style:parent-style-name="UrbanBody">
      <style:paragraph-properties fo:margin-left="0cm" fo:margin-right="0cm" fo:text-indent="0cm" style:auto-text-indent="false"/>
      <style:text-properties fo:font-size="12pt" fo:font-style="normal" style:font-name="Times New Roman" style:font-size-asian="12pt" style:font-size-complex="12pt" style:font-style-asian="normal" style:use-window-font-color="true"/>
    </style:style>
    <style:style style:family="paragraph" style:list-style-name="L1" style:name="P31" style:parent-style-name="UrbanBody"/>
    <style:style style:family="paragraph" style:list-style-name="L2" style:name="P32" style:parent-style-name="UrbanBody"/>
    <style:style style:family="paragraph" style:list-style-name="L3" style:name="P33" style:parent-style-name="UrbanBody"/>
    <style:style style:family="paragraph" style:list-style-name="L4" style:name="P34" style:parent-style-name="UrbanBody"/>
    <style:style style:family="paragraph" style:list-style-name="L5" style:name="P35" style:parent-style-name="UrbanBody"/>
    <style:style style:family="paragraph" style:list-style-name="L6" style:name="P36" style:parent-style-name="UrbanBody"/>
    <style:style style:family="paragraph" style:list-style-name="L7" style:name="P37" style:parent-style-name="UrbanBody"/>
    <style:style style:family="paragraph" style:name="P3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39">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style:font-style-complex="normal" style:text-underline-style="none"/>
    </style:style>
    <style:style style:family="text" style:name="T4">
      <style:text-properties fo:font-style="normal" style:font-style-asian="normal"/>
    </style:style>
    <style:style style:family="text" style:name="T5">
      <style:text-properties fo:font-style="normal" fo:font-weight="normal"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weight="bold" style:font-weight-asian="bold" style:font-weight-complex="bold"/>
    </style:style>
    <style:style style:family="text" style:name="T8">
      <style:text-properties fo:country="BE" fo:font-size="12pt" fo:font-style="normal" fo:font-weight="normal" fo:language="fr" fo:letter-spacing="-0.002cm" style:font-name="Times New Roman" style:font-size-asian="12pt" style:font-size-complex="12pt" style:font-style-asian="normal" style:font-style-complex="normal" style:font-weight-asian="normal" style:font-weight-complex="normal" style:text-underline-style="none" style:use-window-font-color="true"/>
    </style:style>
    <style:style style:family="text" style:name="T9">
      <style:text-properties fo:country="BE" fo:font-size="12pt" fo:font-style="italic" fo:font-weight="normal" fo:language="fr" fo:letter-spacing="-0.002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0">
      <style:text-properties fo:country="BE" fo:font-size="12pt" fo:font-style="italic" fo:font-weight="normal" fo:language="fr" fo:letter-spacing="0.004cm"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1">
      <style:text-properties fo:country="BE" fo:font-size="12pt" fo:font-style="normal" fo:language="fr" style:font-name="Times New Roman" style:font-size-asian="12pt" style:font-size-complex="12pt" style:font-style-asian="normal" style:font-style-complex="normal" style:text-underline-color="font-color" style:text-underline-style="solid" style:text-underline-width="auto" style:use-window-font-color="true"/>
    </style:style>
    <style:style style:family="text" style:name="T12">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underline-style="none" style:use-window-font-color="true"/>
    </style:style>
    <style:style style:family="text" style:name="T13">
      <style:text-properties fo:font-size="12pt" style:font-name="Times New Roman" style:font-size-asian="12pt" style:font-size-complex="12pt" style:use-window-font-color="true"/>
    </style:style>
    <style:style style:family="text" style:name="T14">
      <style:text-properties fo:font-size="12pt" fo:font-weight="normal" style:font-name="Times New Roman" style:font-size-asian="12pt" style:font-size-complex="12pt" style:font-weight-asian="normal" style:font-weight-complex="normal" style:use-window-font-color="true"/>
    </style:style>
    <style:style style:family="text" style:name="T15">
      <style:text-properties fo:font-size="12pt" fo:font-style="normal" style:font-name="Times New Roman" style:font-size-asian="12pt" style:font-size-complex="12pt" style:font-style-asian="normal" style:use-window-font-color="true"/>
    </style:style>
    <style:style style:family="text" style:name="T16">
      <style:text-properties fo:country="BE" fo:font-size="12pt" fo:font-style="italic" fo:font-weight="normal" fo:language="fr" style:font-name="Times New Roman" style:font-size-asian="12pt" style:font-size-complex="12pt" style:font-style-asian="italic" style:font-style-complex="italic" style:font-weight-asian="normal" style:font-weight-complex="normal" style:text-position="super 58%" style:text-underline-style="none" style:use-window-font-color="true"/>
    </style:style>
    <style:style style:family="text" style:name="T17">
      <style:text-properties fo:font-size="12pt" fo:font-style="normal" style:font-name="Times New Roman2" style:font-size-asian="12pt" style:font-size-complex="12pt" style:font-style-asian="normal" style:use-window-font-color="true"/>
    </style:style>
    <style:style style:family="text" style:name="T18">
      <style:text-properties fo:font-style="normal" fo:font-weight="normal" style:font-style-asian="normal" style:font-weight-asian="normal" style:text-position="super 58%" style:text-underline-color="font-color" style:text-underline-style="solid" style:text-underline-width="auto"/>
    </style:style>
    <style:style style:family="text" style:name="T19">
      <style:text-properties fo:country="BE" fo:language="fr" fo:letter-spacing="0.004cm" style:text-position="super 58%"/>
    </style:style>
    <style:style style:family="text" style:name="T20">
      <style:text-properties fo:country="none" fo:language="zxx"/>
    </style:style>
    <style:style style:family="text" style:name="T21">
      <style:text-properties fo:country="none" fo:font-style="normal" fo:font-weight="normal" fo:language="zxx" style:font-style-asian="normal" style:font-weight-asian="normal"/>
    </style:style>
    <style:style style:family="text" style:name="T22">
      <style:text-properties fo:font-weight="normal" style:font-weight-asian="normal" style:font-weight-complex="normal"/>
    </style:style>
    <style:style style:family="text" style:name="T23">
      <style:text-properties fo:country="BE" fo:language="fr"/>
    </style:style>
    <style:style style:family="text" style:name="T24">
      <style:text-properties fo:country="BE" fo:font-style="normal" fo:font-weight="normal" fo:language="fr" style:font-style-asian="normal" style:font-weight-asian="normal"/>
    </style:style>
    <style:style style:family="text" style:name="T25">
      <style:text-properties fo:country="BE" fo:language="fr" fo:letter-spacing="0.004cm"/>
    </style:style>
    <style:style style:family="text" style:name="T26">
      <style:text-properties fo:font-size="11pt" style:font-size-asian="11pt" style:font-size-complex="11pt"/>
    </style:style>
    <style:style style:family="text" style:name="T27">
      <style:text-properties fo:font-size="11pt" fo:font-weight="normal" style:font-size-asian="11pt" style:font-size-complex="11pt" style:font-weight-asian="normal" style:font-weight-complex="normal"/>
    </style:style>
    <style:style style:family="text" style:name="T28">
      <style:text-properties style:font-name="Times New Roman2"/>
    </style:style>
    <style:style style:family="text" style:name="T29">
      <style:text-properties fo:font-style="normal" fo:font-weight="normal" style:font-name="Times New Roman2" style:font-style-asian="normal" style:font-weight-asian="normal"/>
    </style:style>
    <style:style style:family="text" style:name="T30">
      <style:text-properties fo:country="BE" fo:font-size="12pt" fo:font-style="italic" fo:language="fr" style:font-size-asian="12pt" style:font-style-asian="italic" style:font-style-complex="italic" style:text-underline-style="none"/>
    </style:style>
    <style:style style:family="text" style:name="T31">
      <style:text-properties officeooo:rsid="000924da"/>
    </style:style>
    <style:style style:family="text" style:name="T32">
      <style:text-properties fo:background-color="#ffff00" loext:char-shading-value="0"/>
    </style:style>
    <style:style style:family="text" style:name="T33">
      <style:text-properties fo:background-color="#ffff00" loext:char-shading-value="0"/>
    </style:style>
    <style:style style:family="text" style:name="T3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36">
      <style:text-properties fo:country="BE" fo:font-size="10pt" fo:font-style="normal" fo:font-weight="normal" fo:language="fr"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7">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8">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39">
      <style:text-properties fo:country="none" fo:font-size="10pt" fo:font-style="normal" fo:font-weight="normal" fo:language="zxx" fo:letter-spacing="normal" fo:text-shadow="none" style:country-asian="CN" style:country-complex="IN" style:font-name="DejaVu Sans"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40">
      <style:text-properties fo:country="BE" fo:font-size="10pt" fo:font-style="normal" fo:font-weight="normal" fo:language="fr" fo:letter-spacing="normal" fo:text-shadow="none" style:country-asian="CN" style:country-complex="IN" style:font-name="Ubuntu"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style:style style:family="section" style:name="Sect1">
      <style:section-properties style:editable="false">
        <style:columns fo:column-count="1" fo:column-gap="0cm"/>
      </style:section-properties>
    </style:style>
    <text:list-style style:name="L1">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a" style:num-prefix="("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4">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5">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6">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7">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Frame1" draw:style-name="fr1" draw:z-index="0" svg:height="5.23cm" svg:width="7.13cm" svg:x="-0.011cm" svg:y="-0.011cm" text:anchor-type="paragraph"><draw:text-box><text:p text:style-name="Standard"><office:annotation><dc:creator>sde </dc:creator><dc:date>2011-07-26T10:00:42</dc:date><text:p text:style-name="P39"><text:span text:style-name="T36">do text</text:span></text:p><text:p text:style-name="P39"><text:span text:style-name="T36">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name="Cadre1" draw:style-name="fr1" draw:z-index="1" svg:height="3.256cm" svg:width="8.511cm" svg:x="7.796cm" svg:y="0.051cm" text:anchor-type="paragraph"><draw:text-box><text:p text:style-name="Standard"><text:span text:style-name="T2"><office:annotation><dc:creator>sde </dc:creator><dc:date>2011-07-27T10:01:44</dc:date><text:p text:style-name="P38"><text:span text:style-name="T34">do text if not len(self.getApplicants()) &gt; 1</text:span></text:p><text:p text:style-name="P38"><text:span text:style-name="T35">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4">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4"/>
      <text:p text:style-name="P2"/>
      <text:p text:style-name="P2"><text:span text:style-name="T7">Objet :</text:span> <text:text-input text:description="Objet des travaux">self.getLicenceSubject()</text:text-input></text:p>
      <text:p text:style-name="P2"><text:span text:style-name="T7">Situation : </text:span><text:text-input text:description="Situation des travaux">self.getWorkLocationSignaletic()</text:text-input></text:p>
      <text:p text:style-name="P2"><text:span text:style-name="T7">Référence cadastrale :</text:span> <text:text-input text:description="Bien-Parcelles">licence_view.get_parcels()</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5">do text if not len(self.getApplicants()) &gt; 1</text:span></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text:span text:style-name="T31">récépissé</text:span> en date du <text:span text:style-name="T21"><text:text-input text:description="Date du récépissé">tool.formatDate(self.getLastDeposit().getEventDate())</text:text-input></text:span><text:span text:style-name="T21"><text:s/></text:span><text:span text:style-name="T5">;</text:span></text:p>
      <text:p text:style-name="P7"><text:span text:style-name="T20"><office:annotation><dc:creator>sde </dc:creator><dc:date>2011-08-30T09:24:33</dc:date><text:p text:style-name="P38"><text:span text:style-name="T36">do text if len(self.getAllMissingPartDeposits()) == 1</text:span></text:p></office:annotation></text:span><text:span text:style-name="T20">Considérant que cette demande était incomplète, que celle-ci a été complétée en date du </text:span><text:span text:style-name="T20"><text:text-input text:description="Date du récépissé">tool.formatDate(self.getAllMissingPartDeposits()[0].getEventDate())</text:text-input></text:span><text:span text:style-name="T20"><text:s/>;</text:span></text:p>
      <text:section text:name="Section4" text:style-name="Sect1">
        <text:p text:style-name="P4"><text:span text:style-name="T5"><office:annotation><dc:creator>sde </dc:creator><dc:date>2011-08-30T09:24:33</dc:date><text:p text:style-name="P38"><text:span text:style-name="T36">do section- for ack in self.getAllMissingPartDeposits()[:-1]</text:span></text:p></office:annotation></text:span><text:span text:style-name="T5">en date du </text:span><text:span text:style-name="T21"><text:text-input text:description="Date du récépissé">tool.formatDate(deposit.getEventDate())</text:text-input></text:span><text:span text:style-name="T21">,</text:span></text:p>
      </text:section>
      <text:p text:style-name="P4"><text:span text:style-name="T21"><office:annotation><dc:creator>sde </dc:creator><dc:date>2011-08-30T09:48:32</dc:date><text:p text:style-name="P38"><text:span text:style-name="T39">do text if len(self.getAllMissingPartDeposits()) &gt; 1</text:span></text:p></office:annotation></text:span><text:span text:style-name="T21">et en date du </text:span><text:span text:style-name="T21"><text:text-input text:description="Date du récépissé">tool.formatDate(self.getAllMissingPartDeposits()[-1].getEventDate())</text:text-input></text:span><text:span text:style-name="T21">.</text:span></text:p>
      <text:p text:style-name="P4"><text:span text:style-name="T5">Considérant que le dossier a été déclaré complet le </text:span><text:span text:style-name="T21"><text:text-input text:description="Date du récépissé">tool.formatDate(self.getLastAcknowledgment().getEventDate())</text:text-input></text:span><text:span text:style-name="T21"><text:s/>par accusé de réception transmis le </text:span><text:span text:style-name="T21"><text:text-input text:description="Date du récépissé">tool.formatDate(self.getLastAcknowledgment().getTransmitDate())</text:text-input></text:span><text:span text:style-name="T21"><text:s/></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1"><text:text-input text:description="Date du récépissé">self.getValueForTemplate('folderZone')</text:text-input></text:span><text:s/>de s<text:span text:style-name="T33">ecteur de MONS-BORINAGE adopté par arrêté de l'Éxécutif Régional Wallon du 9 novembre 1983 (M.B. Du 15 Novembre 1984), </text:span>qui n'a pas cessé de produire ses effets pour le bien précité.<text:line-break/></text:p>
      <text:p text:style-name="P4"><text:span text:style-name="T26"><office:annotation><dc:creator>sde </dc:creator><dc:date>2011-08-05T08:21:16</dc:date><text:p text:style-name="P38"><text:span text:style-name="T37">do text if self.getIsInPCA()</text:span></text:p></office:annotation></text:span>Considérant que le bien est situé en zone d'habitat dans le périmètre du plan communal d'aménagement <text:span text:style-name="T22"><text:text-input text:description="Objet des travaux">self.getPca(theObject=True).getNumber()</text:text-input></text:span><text:span text:style-name="T22"><text:s/>approuvé par Arrêté </text:span><text:span text:style-name="T22"><text:text-input text:description="Objet des travaux">self.getPca(theObject=True).getDecreeType()</text:text-input></text:span><text:span text:style-name="T22"><text:s/>du </text:span><text:span text:style-name="T22"><text:text-input text:description="Objet des travaux">tool.formatDate(self.getPca(theObject=True).getDecreeDate(), translatemonth=True)</text:text-input></text:span><text:span text:style-name="T22"><text:s/>, qui n'a cessé de produire ses effets pour le bien précité ;<text:line-break/></text:span></text:p>
      <text:p text:style-name="P4"><text:span text:style-name="T26"><office:annotation><dc:creator>sde </dc:creator><dc:date>2011-08-05T08:21:16</dc:date><text:p text:style-name="P38"><text:span text:style-name="T37">do text if self.getIsInSubdivision()</text:span></text:p></office:annotation></text:span>Considérant que le bien est situé sur le lot n°</text:p>
      <text:p text:style-name="P4"><text:span text:style-name="T27"><office:annotation><dc:creator>sde </dc:creator><dc:date>2011-08-08T13:29:49</dc:date><text:p text:style-name="P38"><text:span text:style-name="T37">do text</text:span></text:p><text:p text:style-name="P38"><text:span text:style-name="T37">f</text:span><text:span text:style-name="T34">rom xhtml(self.getSubdivisionDetails())</text:span></text:p></office:annotation></text:span><text:s/></text:p>
      <text:p text:style-name="P4">dans le périmètre du lotissement <text:span text:style-name="T22"><text:text-input text:description="Objet des travaux">self.getParcellings().getLabel()</text:text-input></text:span><text:span text:style-name="T22"><text:s/></text:span>non périmé autorisé par [APP_LOT] <text:s/>le <text:span text:style-name="T22"><text:text-input text:description="Objet des travaux">tool.formatDate(self.getParcellings().getAuthorizationDate(), translatemonth=True)</text:text-input></text:span><text:span text:style-name="T22"><text:line-break/></text:span></text:p>
      <text:p text:style-name="P4"><office:annotation><dc:creator>sde </dc:creator><dc:date>2011-08-26T08:54:52</dc:date><text:p text:style-name="P38"><text:span text:style-name="T37">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6">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6">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4"><text:span text:style-name="T5"><office:annotation><dc:creator>sde </dc:creator><dc:date>2011-08-31T08:53:15</dc:date><text:p text:style-name="P38"><text:span text:style-name="T36">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9">§</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7">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7">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7">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6">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6">do text if len(self.getCatchmentArea()) &gt; 0 and 'outside' not in </text:span><text:span text:style-name="T37">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6">do text if 'nonepuration' in self.templateRoadEquipments(self.getRoadEquipments()) </text:span><text:span text:style-name="T37">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6">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6">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6">do text if not self.getImpactStudy()</text:span></text:p></office:annotation>Considérant que la demande de permis comprend une notice d'évaluation des incidences sur l'environnement ;</text:p>
      <text:section text:name="Section6" text:style-name="Sect1">
        <text:p text:style-name="P8"><office:annotation><dc:creator>sde </dc:creator><dc:date>2011-08-31T12:25:32</dc:date><text:p text:style-name="P38"><text:span text:style-name="T36">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text:style-name="L1" xml:id="list333711486">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text:style-name="L2" xml:id="list3672044099">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text:style-name="L3" xml:id="list3958325150">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6">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6">do text if self.getArchitects() is None</text:span></text:p></office:annotation>Attendu que les travaux ou actes faisant l'objet de la présente ne sont pas repris aux articles 262 à 264 du Code précité  ;</text:p>
      <text:p text:style-name="UrbanBody"><text:span text:style-name="T13"><office:annotation><dc:creator>sde </dc:creator><dc:date>2011-08-25T11:05:30</dc:date><text:p text:style-name="P38"><text:span text:style-name="T36">do text if self.getLastInquiry() is not None and </text:span><text:span text:style-name="T37">self.getLastInquiry()</text:span><text:span text:style-name="T36">.getLinkedInquiry() is not None</text:span></text:p></office:annotation></text:span><text:span text:style-name="T13"><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name="Section1" text:style-name="Sect1">
        <text:list text:style-name="L4" xml:id="list455765480">
          <text:list-item>
            <text:p text:style-name="P34"><text:span text:style-name="T13"><office:annotation><dc:creator>Stéphan Geulette</dc:creator><dc:date>2011-04-11T21:05:37</dc:date><text:p text:style-name="P38"><text:span text:style-name="T35">do section- for article in self.getInvestigationArticles()</text:span></text:p></office:annotation></text:span><text:span text:style-name="T14"><text:s/></text:span><text:span text:style-name="T14"><office:annotation><dc:creator>Stéphan Geulette</dc:creator><dc:date>2011-04-11T13:26:13</dc:date><text:p text:style-name="P38"><text:span text:style-name="T38">do text</text:span></text:p><text:p text:style-name="P38"><text:span text:style-name="T38">from xhtml(</text:span><text:span text:style-name="T35">self.portal_urban.decorateHTML('UrbanBody',</text:span><text:span text:style-name="T38">self.getTerm('investigationarticles', article).getFormattedDescription()))</text:span></text:p></office:annotation></text:span><text:span text:style-name="T14">ceci est remplacé par le paragraphe correspondant à l'article choisi</text:span></text:p>
          </text:list-item>
        </text:list>
      </text:section>
      <text:p text:style-name="P8"><office:annotation><dc:creator>sde </dc:creator><dc:date>2011-08-29T08:36:34</dc:date><text:p text:style-name="P38"><text:span text:style-name="T36">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6">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6">do text if len(self.getDerogation()) &gt; 0</text:span></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8"><office:annotation><dc:creator>sde </dc:creator><dc:date>2011-08-29T09:46:33</dc:date><text:p text:style-name="P38"><text:span text:style-name="T36">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6">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6">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6">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8">§ 5, alinéa 2 du Code précité ;<text:line-break/></text:span></text:p>
      <text:p text:style-name="P8"><text:span text:style-name="T28"><office:annotation><dc:creator>sde </dc:creator><dc:date>2011-08-29T10:19:22</dc:date><text:p text:style-name="P38"><text:span text:style-name="T36">do text if len(self.getAllOpinionRequestsNoDup()) &gt; 0</text:span></text:p></office:annotation></text:span><text:span text:style-name="T28">Considérant que les services ou commissions ci-après ont été consultés pour les motifs suivants :</text:span></text:p>
      <text:section text:name="Section2" text:style-name="Sect1">
        <text:list text:style-name="L5" xml:id="list3329361635">
          <text:list-item>
            <text:p text:style-name="P35"><text:span text:style-name="T15"><office:annotation><dc:creator>sde </dc:creator><dc:date>2011-08-29T10:20:31</dc:date><text:p text:style-name="P38"><text:span text:style-name="T36">do section- for opinion in </text:span><text:span text:style-name="T37">self.getAllOpinionRequestsNoDup()</text:span></text:p></office:annotation></text:span><text:span text:style-name="T15"><text:text-input text:description="Demandeurs">opinion.getUrbaneventtypes().title[16:-1]</text:text-input></text:span><text:span text:style-name="T15"> : (motif) ... ; que son avis sollicité en date du </text:span><text:span text:style-name="T15"><text:text-input text:description="Demandeurs">tool.formatDate(opinion.getEventDate())</text:text-input></text:span><text:span text:style-name="T15"><text:s/>et transmis en date </text:span><text:span text:style-name="T15"><text:text-input text:description="Demandeurs">tool.formatDate(opinion.getReceiptDate())</text:text-input></text:span><text:span text:style-name="T15">  est </text:span><text:span text:style-name="T15"><text:text-input text:description="Demandeurs">self.getValueForTemplate('externalDecision').lower()</text:text-input></text:span><text:span text:style-name="T15">  ;</text:span></text:p>
          </text:list-item>
        </text:list>
      </text:section>
      <text:p text:style-name="P21"/>
      <text:section text:name="Section5" text:style-name="Sect1">
        <text:p text:style-name="P8"><office:annotation><dc:creator>sde </dc:creator><dc:date>2011-08-29T10:20:31</dc:date><text:p text:style-name="P38"><text:span text:style-name="T36">do section- for opinion in </text:span><text:span text:style-name="T37">self.getAllOpinionRequestsNoDup()</text:span></text:p></office:annotation><office:annotation><dc:creator>sde </dc:creator><dc:date>2011-08-31T11:38:47</dc:date><text:p text:style-name="P38"><text:span text:style-name="T36">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8">§</text:span> 2 du CWATUP, l'avis est réputé favorable ;</text:p>
        <text:p text:style-name="P8"/>
      </text:section>
      <text:p text:style-name="P21">Vu l'avis des Services Techniques sur le projet, libelé comme suit :</text:p>
      <text:section text:name="Section7" text:style-name="Sect1">
        <text:list text:style-name="L6" xml:id="list192167256">
          <text:list-item>
            <text:p text:style-name="P36"><text:span text:style-name="T17"><office:annotation><dc:creator>sde </dc:creator><dc:date>2011-09-01T13:58:15</dc:date><text:p text:style-name="P38"><text:span text:style-name="T36">do section- for opinion in self.getAllTechnicalServiceOpinionRequestsNoDup()</text:span></text:p><text:p text:style-name="P38"><text:span text:style-name="T36"><text:s/></text:span></text:p></office:annotation></text:span><text:span text:style-name="T17">Avis ST </text:span><text:span text:style-name="T17"><text:text-input text:description="Demandeurs">opinion.getUrbaneventtypes().title.split(' ')[-1]</text:text-input></text:span><text:span text:style-name="T17"> </text:span></text:p>
          </text:list-item>
        </text:list>
        <text:list text:style-name="L7" xml:id="list2065755725">
          <text:list-item>
            <text:list>
              <text:list-item>
                <text:p text:style-name="P37"><text:span text:style-name="T17"><office:annotation><dc:creator>sde </dc:creator><dc:date>2011-08-29T10:19:22</dc:date><text:p text:style-name="P38"><text:span text:style-name="T36">do text if opinion.getDecision()=='favorable'</text:span></text:p></office:annotation></text:span><text:span text:style-name="T17">AVIS FAVORABLE aux conditions reprises à l'article 1er</text:span></text:p>
              </text:list-item>
              <text:list-item>
                <text:p text:style-name="P37"><text:span text:style-name="T17"><office:annotation><dc:creator>sde </dc:creator><dc:date>2011-08-29T10:19:22</dc:date><text:p text:style-name="P38"><text:span text:style-name="T36">do text if opinion.getDecision()=='defavorable'</text:span></text:p></office:annotation></text:span><text:span text:style-name="T17">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8">er</text:span><text:span text:style-name="T5"> : </text:span><text:span text:style-name="T21">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6">do text</text:span></text:p><text:p text:style-name="P38"><text:span text:style-name="T36">from xhtml(self.portal_urban.decorateHTML('UrbanBody',self.getEquipmentAndRoadRequirements()))</text:span></text:p></office:annotation></text:span><text:span text:style-name="T4">bla</text:span></text:p>
      <text:p text:style-name="P13"/>
      <text:p text:style-name="UrbanTitle2">4) Remarques</text:p>
      <text:p text:style-name="P12"><text:span text:style-name="T24"><office:annotation><dc:creator>sde </dc:creator><dc:date>2011-08-29T11:30:00</dc:date><text:p text:style-name="P38"><text:span text:style-name="T36">do text</text:span></text:p><text:p><text:span text:style-name="T36">from xhtml(self.portal_urban.decorateHTML('UrbanBody',self.getTechnicalRemarks()))</text:span></text:p></office:annotation></text:span><text:span text:style-name="T24">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name="Section3" text:style-name="Sect1">
        <text:p text:style-name="P27"><office:annotation><dc:creator>sde </dc:creator><dc:date>2011-08-29T12:03:06</dc:date><text:p><text:span text:style-name="T36">do section- if self.getPebType() == 'complete_process'</text:span></text:p></office:annotation>7) Respecter les articles 237/22<text:span text:style-name="T28">§</text:span>2-23 et 237/24<text:span text:style-name="T28">§</text:span>2-<text:span text:style-name="T28">§</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4">do text</text:span></text:p><text:p text:style-name="P38"><text:span text:style-name="T35">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1">VOIES DE RECOURS</text:span></text:span></text:p>
      <text:p text:style-name="UrbanBody"><text:span text:style-name="Character_20_Style_20_1"><text:span text:style-name="T8">Art. 119 § 1</text:span></text:span></text:p>
      <text:p text:style-name="UrbanBody"><text:span text:style-name="Character_20_Style_20_1"><text:span text:style-name="T12"/></text:span></text:p>
      <text:p text:style-name="UrbanBody"><text:span text:style-name="Character_20_Style_20_1"><text:span text:style-name="T12">Le demandeur peut introduire un recours motivé auprès du Gouvernement par envoi recommandé à la poste :</text:span></text:span></text:p>
      <text:p text:style-name="UrbanBody"><text:span text:style-name="Character_20_Style_20_1"><text:span text:style-name="T12"/></text:span></text:p>
      <text:p text:style-name="UrbanBody"><text:span text:style-name="Character_20_Style_20_1"><text:span text:style-name="T12">1° dans les trente jours de la réception de la décision du collège communal visée à l’article 117;</text:span></text:span></text:p>
      <text:p text:style-name="UrbanBody"><text:span text:style-name="Character_20_Style_20_1"><text:span text:style-name="T12"/></text:span></text:p>
      <text:p text:style-name="UrbanBody"><text:span text:style-name="Character_20_Style_20_1"><text:span text:style-name="T12">2° dans les trente jours de la réception de la décision visée à l’article 118 ;</text:span></text:span></text:p>
      <text:p text:style-name="UrbanBody"><text:span text:style-name="Character_20_Style_20_1"><text:span text:style-name="T12"/></text:span></text:p>
      <text:p text:style-name="UrbanBody"><text:span text:style-name="Character_20_Style_20_1"><text:span text:style-name="T12">3° après quarante-cinq jours à dater de son envoi visé à l’article 118, alinéa 1</text:span></text:span><text:span text:style-name="Character_20_Style_20_1"><text:span text:style-name="T16">er</text:span></text:span><text:span text:style-name="Character_20_Style_20_1"><text:span text:style-name="T12"> , et pour autant que la décision du Fonctionnaire Délégué ne lui ait pas été envoyée.</text:span></text:span></text:p>
      <text:p text:style-name="UrbanBody"><text:span text:style-name="Character_20_Style_20_1"><text:span text:style-name="T12"/></text:span></text:p>
      <text:p text:style-name="UrbanBody"><text:span text:style-name="Character_20_Style_20_1"><text:span text:style-name="T12">(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2">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2">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8">Art. 108 § 1. </text:span></text:span></text:p>
      <text:p text:style-name="UrbanBody"><text:span text:style-name="Character_20_Style_20_1"><text:span text:style-name="T8"/></text:span></text:p>
      <text:p text:style-name="UrbanBody"><text:span text:style-name="Character_20_Style_20_1"><text:span text:style-name="T9">Le fonctionnaire délégué est tenu de vérifier que : </text:span></text:span></text:p>
      <text:p text:style-name="UrbanBody"><text:span text:style-name="Character_20_Style_20_1"><text:span text:style-name="T9"/></text:span></text:p>
      <text:p text:style-name="UrbanBody"><text:span text:style-name="Character_20_Style_20_1"><text:span text:style-name="T9">1° la procédure de délivrance du permis est régulière ;</text:span></text:span></text:p>
      <text:p text:style-name="UrbanBody"><text:span text:style-name="Character_20_Style_20_1"><text:span text:style-name="T9"/></text:span></text:p>
      <text:p text:style-name="UrbanBody"><text:span text:style-name="Character_20_Style_20_1"><text:span text:style-name="T9">2° le permis est motivé ;</text:span></text:span></text:p>
      <text:p text:style-name="UrbanBody"><text:span text:style-name="Character_20_Style_20_1"><text:span text:style-name="T9"/></text:span></text:p>
      <text:p text:style-name="UrbanBody"><text:span text:style-name="Character_20_Style_20_1"><text:span text:style-name="T9">3° le permis est conforme aux dispositions à valeur contraignante prises en vertu du Code ou, à</text:span></text:span></text:p>
      <text:p text:style-name="UrbanBody"><text:span text:style-name="Character_20_Style_20_1"><text:span text:style-name="T9"><text:s/>défaut, à la dérogation accordée en application des articles 110 à 113 ;</text:span></text:span></text:p>
      <text:p text:style-name="UrbanBody"><text:span text:style-name="Character_20_Style_20_1"><text:span text:style-name="T9"/></text:span></text:p>
      <text:p text:style-name="UrbanBody"><text:span text:style-name="Character_20_Style_20_1"><text:span text:style-name="T9">4° le permis est conforme aux dispositions à valeur indicative prises en vertu du Code ou, à défaut, qu'il est dûment motivé ;</text:span></text:span></text:p>
      <text:p text:style-name="UrbanBody"><text:span text:style-name="Character_20_Style_20_1"><text:span text:style-name="T9"/></text:span></text:p>
      <text:p text:style-name="UrbanBody"><text:span text:style-name="Character_20_Style_20_1"><text:span text:style-name="T9">5° le permis est conforme</text:span></text:span><text:span text:style-name="Character_20_Style_20_1"><text:span text:style-name="T10"> à la loi du 12 juillet 1956 établissant le statut des autoroutes et aux </text:span></text:span><text:span text:style-name="Character_20_Style_20_1"><text:span text:style-name="T12">plans parcellaires approuvés par le Gouvernement en application de l'article 6 de cette loi.</text:span></text:span></text:p>
      <text:p text:style-name="UrbanBody"><text:span text:style-name="Character_20_Style_20_1"><text:span text:style-name="T12"/></text:span></text:p>
      <text:p text:style-name="P19"><text:span text:style-name="T25">A défaut pour le permis de satisfaire aux points 1° à 5° de l'alinéa précédent, le fonctionnaire </text:span><text:soft-page-break/><text:span text:style-name="T23">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5">A défaut de notification dans le délai, le permis est annulé( – Décret-programme du 03 février 2005, art.71,al. 1</text:span><text:span text:style-name="T19">er</text:span><text:span text:style-name="T25">).</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0">- ving-cinq personnes inscrites au registre de la populationde la commune où le projet est situé s'il s'agit d'une commune comptant moins de dix mille habitants ;</text:span></text:span></text:p>
      <text:p text:style-name="P4"><text:span text:style-name="Character_20_Style_20_1"><text:span text:style-name="T30"/></text:span></text:p>
      <text:p text:style-name="P4"><text:span text:style-name="Character_20_Style_20_1"><text:span text:style-name="T30">-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0"/></text:span></text:p>
      <text:p text:style-name="P4"><text:span text:style-name="Character_20_Style_20_1"><text:span text:style-name="T30">-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0"/></text:span></text:p>
      <text:p text:style-name="P4"><text:span text:style-name="Character_20_Style_20_1"><text:span text:style-name="T30">-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0"/></text:span></text:p>
      <text:p text:style-name="P4"><text:span text:style-name="Character_20_Style_20_1"><text:span text:style-name="T30">-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2-19T09:50:22.944875001</dc:date>
    <meta:editing-duration>P2DT2H7M5S</meta:editing-duration>
    <meta:editing-cycles>312</meta:editing-cycles>
    <meta:generator>LibreOffice/6.4.6.2$Linux_X86_64 LibreOffice_project/40$Build-2</meta:generator>
    <meta:document-statistic meta:table-count="0" meta:image-count="0" meta:object-count="0" meta:page-count="11" meta:paragraph-count="178" meta:word-count="3970" meta:character-count="24939" meta:non-whitespace-character-count="21156"/>
  </office:meta>
</office:document-meta>
</file>